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" manifest:media-type="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ffb0b" officeooo:paragraph-rsid="0014c7d7"/>
    </style:style>
    <style:style style:name="P2" style:family="paragraph" style:parent-style-name="Standard">
      <style:text-properties style:text-underline-style="solid" style:text-underline-width="auto" style:text-underline-color="font-color" officeooo:rsid="001f9993" officeooo:paragraph-rsid="0013b4eb"/>
    </style:style>
    <style:style style:name="P3" style:family="paragraph" style:parent-style-name="Standard">
      <style:text-properties style:text-underline-style="solid" style:text-underline-width="auto" style:text-underline-color="font-color" officeooo:rsid="0015d42f" officeooo:paragraph-rsid="0015d42f"/>
    </style:style>
    <style:style style:name="P4" style:family="paragraph" style:parent-style-name="Standard">
      <style:text-properties style:text-underline-style="solid" style:text-underline-width="auto" style:text-underline-color="font-color" officeooo:rsid="0015d42f" officeooo:paragraph-rsid="00168508"/>
    </style:style>
    <style:style style:name="P5" style:family="paragraph" style:parent-style-name="Standard">
      <style:text-properties style:text-underline-style="solid" style:text-underline-width="auto" style:text-underline-color="font-color" officeooo:rsid="0016ef0a" officeooo:paragraph-rsid="0016ef0a"/>
    </style:style>
    <style:style style:name="P6" style:family="paragraph" style:parent-style-name="Standard">
      <style:text-properties style:text-underline-style="solid" style:text-underline-width="auto" style:text-underline-color="font-color" officeooo:rsid="001b8ba1" officeooo:paragraph-rsid="001b8ba1"/>
    </style:style>
    <style:style style:name="P7" style:family="paragraph" style:parent-style-name="Standard">
      <style:text-properties style:text-underline-style="solid" style:text-underline-width="auto" style:text-underline-color="font-color" officeooo:rsid="001c8cc5" officeooo:paragraph-rsid="001c8cc5"/>
    </style:style>
    <style:style style:name="P8" style:family="paragraph" style:parent-style-name="Standard">
      <style:text-properties style:text-underline-style="solid" style:text-underline-width="auto" style:text-underline-color="font-color" officeooo:rsid="001c8cc5" officeooo:paragraph-rsid="001d03bd"/>
    </style:style>
    <style:style style:name="P9" style:family="paragraph" style:parent-style-name="Standard">
      <style:text-properties style:text-underline-style="solid" style:text-underline-width="auto" style:text-underline-color="font-color" officeooo:rsid="001d03bd" officeooo:paragraph-rsid="001f219a"/>
    </style:style>
    <style:style style:name="P10" style:family="paragraph" style:parent-style-name="Standard">
      <style:text-properties officeooo:rsid="000c0de3" officeooo:paragraph-rsid="0013b4eb"/>
    </style:style>
    <style:style style:name="P11" style:family="paragraph" style:parent-style-name="Standard">
      <style:text-properties officeooo:rsid="000d74c6" officeooo:paragraph-rsid="0013b4eb"/>
    </style:style>
    <style:style style:name="P12" style:family="paragraph" style:parent-style-name="Standard">
      <style:text-properties officeooo:rsid="000f89dd" officeooo:paragraph-rsid="0013b4eb"/>
    </style:style>
    <style:style style:name="P13" style:family="paragraph" style:parent-style-name="Standard">
      <style:text-properties officeooo:rsid="00117577" officeooo:paragraph-rsid="0013b4eb"/>
    </style:style>
    <style:style style:name="P14" style:family="paragraph" style:parent-style-name="Standard">
      <style:text-properties officeooo:rsid="0013d48e" officeooo:paragraph-rsid="0013b4eb"/>
    </style:style>
    <style:style style:name="P15" style:family="paragraph" style:parent-style-name="Standard">
      <style:text-properties officeooo:rsid="00190de4" officeooo:paragraph-rsid="0013b4eb"/>
    </style:style>
    <style:style style:name="P16" style:family="paragraph" style:parent-style-name="Standard">
      <style:text-properties officeooo:rsid="001e0e09" officeooo:paragraph-rsid="0013b4eb"/>
    </style:style>
    <style:style style:name="P17" style:family="paragraph" style:parent-style-name="Standard">
      <style:text-properties officeooo:rsid="001e13ca" officeooo:paragraph-rsid="0013b4eb"/>
    </style:style>
    <style:style style:name="P18" style:family="paragraph" style:parent-style-name="Standard">
      <style:text-properties officeooo:paragraph-rsid="0013b4eb"/>
    </style:style>
    <style:style style:name="P19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bold" officeooo:rsid="001445c1" officeooo:paragraph-rsid="001445c1" style:font-style-asian="normal" style:font-weight-asian="bold" style:font-style-complex="normal" style:font-weight-complex="bold"/>
    </style:style>
    <style:style style:name="P20" style:family="paragraph" style:parent-style-name="Standard">
      <style:text-properties officeooo:paragraph-rsid="001fe386"/>
    </style:style>
    <style:style style:name="P21" style:family="paragraph" style:parent-style-name="Standard" style:list-style-name="L1">
      <style:text-properties officeooo:rsid="000c0de3" officeooo:paragraph-rsid="0013b4eb"/>
    </style:style>
    <style:style style:name="P22" style:family="paragraph" style:parent-style-name="Standard">
      <style:text-properties style:text-position="0% 100%" officeooo:rsid="000f89dd" officeooo:paragraph-rsid="0013b4eb"/>
    </style:style>
    <style:style style:name="P23" style:family="paragraph" style:parent-style-name="Standard">
      <style:text-properties style:text-position="0% 100%" officeooo:rsid="00117577" officeooo:paragraph-rsid="0013b4eb"/>
    </style:style>
    <style:style style:name="P24" style:family="paragraph" style:parent-style-name="Standard">
      <style:text-properties style:text-position="0% 100%" officeooo:rsid="0017e7a8" officeooo:paragraph-rsid="0013b4eb"/>
    </style:style>
    <style:style style:name="P25" style:family="paragraph" style:parent-style-name="Standard">
      <style:text-properties style:text-position="0% 100%" officeooo:rsid="001a6d82" officeooo:paragraph-rsid="0013b4eb"/>
    </style:style>
    <style:style style:name="P26" style:family="paragraph" style:parent-style-name="Standard">
      <style:text-properties style:text-position="0% 100%" officeooo:rsid="001e13ca" officeooo:paragraph-rsid="0013b4eb"/>
    </style:style>
    <style:style style:name="P27" style:family="paragraph" style:parent-style-name="Standard">
      <style:text-properties style:text-position="0% 100%" style:text-underline-style="solid" style:text-underline-width="auto" style:text-underline-color="font-color" officeooo:rsid="001e13ca" officeooo:paragraph-rsid="0013b4eb"/>
    </style:style>
    <style:style style:name="P28" style:family="paragraph" style:parent-style-name="Standard">
      <style:text-properties style:text-position="0% 100%" style:text-underline-style="none" officeooo:rsid="001e13ca" officeooo:paragraph-rsid="0013b4eb"/>
    </style:style>
    <style:style style:name="P29" style:family="paragraph" style:parent-style-name="Standard" style:list-style-name="L4">
      <style:text-properties style:text-position="0% 100%" style:text-underline-style="none" officeooo:rsid="001f9993" officeooo:paragraph-rsid="0013b4eb"/>
    </style:style>
    <style:style style:name="P30" style:family="paragraph" style:parent-style-name="Standard">
      <style:text-properties style:text-position="0% 100%" style:text-underline-style="none" officeooo:rsid="001f9993" officeooo:paragraph-rsid="0013b4eb"/>
    </style:style>
    <style:style style:name="P31" style:family="paragraph" style:parent-style-name="Standard" style:list-style-name="L5">
      <style:text-properties style:text-position="0% 100%" style:text-underline-style="none" officeooo:rsid="001f9993" officeooo:paragraph-rsid="0013b4eb"/>
    </style:style>
    <style:style style:name="P32" style:family="paragraph" style:parent-style-name="Standard">
      <style:text-properties style:text-position="0% 100%" style:text-underline-style="none" officeooo:rsid="0014c7d7" officeooo:paragraph-rsid="0015d42f"/>
    </style:style>
    <style:style style:name="P33" style:family="paragraph" style:parent-style-name="Standard">
      <style:text-properties style:text-position="0% 100%" style:text-underline-style="none" officeooo:rsid="0015d42f" officeooo:paragraph-rsid="00168508"/>
    </style:style>
    <style:style style:name="P34" style:family="paragraph" style:parent-style-name="Standard">
      <style:text-properties style:text-position="0% 100%" style:text-underline-style="none" officeooo:rsid="00197b0c" officeooo:paragraph-rsid="001b8ba1"/>
    </style:style>
    <style:style style:name="P35" style:family="paragraph" style:parent-style-name="Standard" style:list-style-name="L6">
      <style:text-properties style:text-position="0% 100%" style:text-underline-style="none" officeooo:rsid="001b8ba1" officeooo:paragraph-rsid="001b8ba1"/>
    </style:style>
    <style:style style:name="P36" style:family="paragraph" style:parent-style-name="Standard">
      <style:text-properties style:text-position="0% 100%" style:text-underline-style="none" officeooo:rsid="001d03bd" officeooo:paragraph-rsid="001d03bd"/>
    </style:style>
    <style:style style:name="P37" style:family="paragraph" style:parent-style-name="Standard" style:list-style-name="L6">
      <style:text-properties style:text-position="0% 100%" style:text-underline-style="none" officeooo:rsid="001d03bd" officeooo:paragraph-rsid="001d03bd"/>
    </style:style>
    <style:style style:name="P38" style:family="paragraph" style:parent-style-name="Standard" style:list-style-name="L7">
      <style:text-properties style:text-position="0% 100%" style:text-underline-style="none" officeooo:rsid="002311f0" officeooo:paragraph-rsid="002311f0"/>
    </style:style>
    <style:style style:name="P39" style:family="paragraph" style:parent-style-name="Standard">
      <style:text-properties style:text-position="0% 100%" style:text-underline-style="none" officeooo:rsid="00234f33" officeooo:paragraph-rsid="00234f33"/>
    </style:style>
    <style:style style:name="P40" style:family="paragraph" style:parent-style-name="Standard">
      <style:text-properties style:text-position="0% 100%" style:text-underline-style="none" officeooo:rsid="003836c2" officeooo:paragraph-rsid="003836c2"/>
    </style:style>
    <style:style style:name="P41" style:family="paragraph" style:parent-style-name="Standard">
      <style:text-properties style:text-position="0% 100%" style:text-underline-style="none" officeooo:rsid="00395038" officeooo:paragraph-rsid="00395038"/>
    </style:style>
    <style:style style:name="P42" style:family="paragraph" style:parent-style-name="Standard" style:list-style-name="L2">
      <style:text-properties officeooo:rsid="00111eca" officeooo:paragraph-rsid="0013b4eb"/>
    </style:style>
    <style:style style:name="P43" style:family="paragraph" style:parent-style-name="Standard" style:list-style-name="L2">
      <style:text-properties officeooo:rsid="00117577" officeooo:paragraph-rsid="0013b4eb"/>
    </style:style>
    <style:style style:name="P44" style:family="paragraph" style:parent-style-name="Standard" style:list-style-name="L3">
      <style:text-properties officeooo:rsid="001e0e09" officeooo:paragraph-rsid="0013b4eb"/>
    </style:style>
    <style:style style:name="P45" style:family="paragraph" style:parent-style-name="Standard" style:list-style-name="L7">
      <style:text-properties officeooo:rsid="001fe386" officeooo:paragraph-rsid="001fe386"/>
    </style:style>
    <style:style style:name="P46" style:family="paragraph" style:parent-style-name="Standard">
      <style:text-properties officeooo:paragraph-rsid="00234f33"/>
    </style:style>
    <style:style style:name="P47" style:family="paragraph" style:parent-style-name="Standard" style:list-style-name="L8">
      <style:text-properties officeooo:paragraph-rsid="00234f33"/>
    </style:style>
    <style:style style:name="P48" style:family="paragraph" style:parent-style-name="Standard">
      <style:paragraph-properties>
        <style:tab-stops>
          <style:tab-stop style:position="0.25in"/>
        </style:tab-stops>
      </style:paragraph-properties>
      <style:text-properties officeooo:paragraph-rsid="00234f33"/>
    </style:style>
    <style:style style:name="P49" style:family="paragraph" style:parent-style-name="Standard" style:list-style-name="L10">
      <style:paragraph-properties>
        <style:tab-stops>
          <style:tab-stop style:position="0.25in"/>
        </style:tab-stops>
      </style:paragraph-properties>
      <style:text-properties officeooo:paragraph-rsid="003026d1"/>
    </style:style>
    <style:style style:name="P50" style:family="paragraph" style:parent-style-name="Standard" style:list-style-name="L11">
      <style:paragraph-properties>
        <style:tab-stops>
          <style:tab-stop style:position="0.25in"/>
        </style:tab-stops>
      </style:paragraph-properties>
      <style:text-properties officeooo:paragraph-rsid="003026d1"/>
    </style:style>
    <style:style style:name="P51" style:family="paragraph" style:parent-style-name="Standard">
      <style:paragraph-properties>
        <style:tab-stops>
          <style:tab-stop style:position="0.25in"/>
        </style:tab-stops>
      </style:paragraph-properties>
      <style:text-properties officeooo:rsid="0025443a" officeooo:paragraph-rsid="0025443a"/>
    </style:style>
    <style:style style:name="P52" style:family="paragraph" style:parent-style-name="Standard">
      <style:paragraph-properties>
        <style:tab-stops>
          <style:tab-stop style:position="0.25in"/>
        </style:tab-stops>
      </style:paragraph-properties>
      <style:text-properties officeooo:rsid="00258b3b" officeooo:paragraph-rsid="00258b3b"/>
    </style:style>
    <style:style style:name="P53" style:family="paragraph" style:parent-style-name="Standard">
      <style:paragraph-properties>
        <style:tab-stops>
          <style:tab-stop style:position="0.25in"/>
        </style:tab-stops>
      </style:paragraph-properties>
      <style:text-properties officeooo:rsid="0027029d" officeooo:paragraph-rsid="0027029d"/>
    </style:style>
    <style:style style:name="P54" style:family="paragraph" style:parent-style-name="Standard" style:list-style-name="L9">
      <style:paragraph-properties>
        <style:tab-stops>
          <style:tab-stop style:position="0.25in"/>
        </style:tab-stops>
      </style:paragraph-properties>
      <style:text-properties officeooo:rsid="0027029d" officeooo:paragraph-rsid="0027029d"/>
    </style:style>
    <style:style style:name="P55" style:family="paragraph" style:parent-style-name="Standard">
      <style:paragraph-properties>
        <style:tab-stops>
          <style:tab-stop style:position="0.25in"/>
        </style:tab-stops>
      </style:paragraph-properties>
      <style:text-properties officeooo:rsid="0029cf25" officeooo:paragraph-rsid="0029cf25"/>
    </style:style>
    <style:style style:name="P56" style:family="paragraph" style:parent-style-name="Standard">
      <style:paragraph-properties>
        <style:tab-stops>
          <style:tab-stop style:position="0.25in"/>
        </style:tab-stops>
      </style:paragraph-properties>
      <style:text-properties officeooo:rsid="002bbb15" officeooo:paragraph-rsid="002bbb15"/>
    </style:style>
    <style:style style:name="P57" style:family="paragraph" style:parent-style-name="Standard">
      <style:paragraph-properties>
        <style:tab-stops>
          <style:tab-stop style:position="0.25in"/>
        </style:tab-stops>
      </style:paragraph-properties>
      <style:text-properties officeooo:rsid="002bbb15" officeooo:paragraph-rsid="002c8d12"/>
    </style:style>
    <style:style style:name="P58" style:family="paragraph" style:parent-style-name="Standard">
      <style:paragraph-properties>
        <style:tab-stops>
          <style:tab-stop style:position="0.25in"/>
        </style:tab-stops>
      </style:paragraph-properties>
      <style:text-properties officeooo:rsid="002c8d12" officeooo:paragraph-rsid="002c8d12"/>
    </style:style>
    <style:style style:name="P59" style:family="paragraph" style:parent-style-name="Standard">
      <style:paragraph-properties>
        <style:tab-stops>
          <style:tab-stop style:position="0.25in"/>
        </style:tab-stops>
      </style:paragraph-properties>
      <style:text-properties officeooo:rsid="002dd87e" officeooo:paragraph-rsid="002dd87e"/>
    </style:style>
    <style:style style:name="P60" style:family="paragraph" style:parent-style-name="Standard">
      <style:paragraph-properties>
        <style:tab-stops>
          <style:tab-stop style:position="0.25in"/>
        </style:tab-stops>
      </style:paragraph-properties>
      <style:text-properties officeooo:rsid="002dd87e" officeooo:paragraph-rsid="00364eeb"/>
    </style:style>
    <style:style style:name="P61" style:family="paragraph" style:parent-style-name="Standard">
      <style:paragraph-properties>
        <style:tab-stops>
          <style:tab-stop style:position="0.25in"/>
        </style:tab-stops>
      </style:paragraph-properties>
      <style:text-properties fo:font-weight="bold" officeooo:rsid="002bbb15" officeooo:paragraph-rsid="002bbb15" style:font-weight-asian="bold" style:font-weight-complex="bold"/>
    </style:style>
    <style:style style:name="P62" style:family="paragraph" style:parent-style-name="Standard">
      <style:paragraph-properties>
        <style:tab-stops>
          <style:tab-stop style:position="0.25in"/>
        </style:tab-stops>
      </style:paragraph-properties>
      <style:text-properties fo:font-weight="bold" officeooo:rsid="002e18bf" officeooo:paragraph-rsid="002e18bf" style:font-weight-asian="bold" style:font-weight-complex="bold"/>
    </style:style>
    <style:style style:name="P63" style:family="paragraph" style:parent-style-name="Standard">
      <style:paragraph-properties>
        <style:tab-stops>
          <style:tab-stop style:position="0.25in"/>
        </style:tab-stops>
      </style:paragraph-properties>
      <style:text-properties fo:font-weight="bold" officeooo:rsid="002e9963" officeooo:paragraph-rsid="002e9963" style:font-weight-asian="bold" style:font-weight-complex="bold"/>
    </style:style>
    <style:style style:name="P64" style:family="paragraph" style:parent-style-name="Standard">
      <style:paragraph-properties>
        <style:tab-stops>
          <style:tab-stop style:position="0.25in"/>
        </style:tab-stops>
      </style:paragraph-properties>
      <style:text-properties fo:font-weight="bold" officeooo:rsid="002f3667" officeooo:paragraph-rsid="002f3667" style:font-weight-asian="bold" style:font-weight-complex="bold"/>
    </style:style>
    <style:style style:name="P65" style:family="paragraph" style:parent-style-name="Standard">
      <style:paragraph-properties>
        <style:tab-stops>
          <style:tab-stop style:position="0.25in"/>
        </style:tab-stops>
      </style:paragraph-properties>
      <style:text-properties fo:font-weight="bold" officeooo:rsid="00303802" officeooo:paragraph-rsid="00303802" style:font-weight-asian="bold" style:font-weight-complex="bold"/>
    </style:style>
    <style:style style:name="P66" style:family="paragraph" style:parent-style-name="Standard">
      <style:paragraph-properties>
        <style:tab-stops>
          <style:tab-stop style:position="0.25in"/>
        </style:tab-stops>
      </style:paragraph-properties>
      <style:text-properties fo:font-weight="bold" officeooo:rsid="00347d55" officeooo:paragraph-rsid="00347d55" style:font-weight-asian="bold" style:font-weight-complex="bold"/>
    </style:style>
    <style:style style:name="P67" style:family="paragraph" style:parent-style-name="Standard">
      <style:paragraph-properties>
        <style:tab-stops>
          <style:tab-stop style:position="0.25in"/>
        </style:tab-stops>
      </style:paragraph-properties>
      <style:text-properties officeooo:rsid="003026d1" officeooo:paragraph-rsid="003026d1"/>
    </style:style>
    <style:style style:name="P68" style:family="paragraph" style:parent-style-name="Standard">
      <style:paragraph-properties>
        <style:tab-stops>
          <style:tab-stop style:position="0.25in"/>
        </style:tab-stops>
      </style:paragraph-properties>
      <style:text-properties fo:font-weight="normal" officeooo:rsid="003026d1" officeooo:paragraph-rsid="003026d1" style:font-weight-asian="normal" style:font-weight-complex="normal"/>
    </style:style>
    <style:style style:name="P69" style:family="paragraph" style:parent-style-name="Standard">
      <style:paragraph-properties>
        <style:tab-stops>
          <style:tab-stop style:position="0.25in"/>
        </style:tab-stops>
      </style:paragraph-properties>
      <style:text-properties fo:font-weight="normal" officeooo:rsid="00303802" officeooo:paragraph-rsid="00303802" style:font-weight-asian="normal" style:font-weight-complex="normal"/>
    </style:style>
    <style:style style:name="P70" style:family="paragraph" style:parent-style-name="Standard">
      <style:paragraph-properties>
        <style:tab-stops>
          <style:tab-stop style:position="0.25in"/>
        </style:tab-stops>
      </style:paragraph-properties>
      <style:text-properties fo:font-weight="normal" officeooo:rsid="00338162" officeooo:paragraph-rsid="00338162" style:font-weight-asian="normal" style:font-weight-complex="normal"/>
    </style:style>
    <style:style style:name="P71" style:family="paragraph" style:parent-style-name="Standard">
      <style:paragraph-properties>
        <style:tab-stops>
          <style:tab-stop style:position="0.25in"/>
        </style:tab-stops>
      </style:paragraph-properties>
      <style:text-properties officeooo:rsid="00347d55" officeooo:paragraph-rsid="00347d55"/>
    </style:style>
    <style:style style:name="P72" style:family="paragraph" style:parent-style-name="Standard">
      <style:paragraph-properties>
        <style:tab-stops>
          <style:tab-stop style:position="0.25in"/>
        </style:tab-stops>
      </style:paragraph-properties>
      <style:text-properties officeooo:rsid="00349539" officeooo:paragraph-rsid="00349539"/>
    </style:style>
    <style:style style:name="P73" style:family="paragraph" style:parent-style-name="Standard">
      <style:paragraph-properties>
        <style:tab-stops>
          <style:tab-stop style:position="0.25in"/>
        </style:tab-stops>
      </style:paragraph-properties>
      <style:text-properties officeooo:rsid="00349539" officeooo:paragraph-rsid="00364eeb"/>
    </style:style>
    <style:style style:name="P74" style:family="paragraph" style:parent-style-name="Standard">
      <style:paragraph-properties>
        <style:tab-stops>
          <style:tab-stop style:position="0.25in"/>
        </style:tab-stops>
      </style:paragraph-properties>
      <style:text-properties officeooo:rsid="00364eeb" officeooo:paragraph-rsid="00364eeb"/>
    </style:style>
    <style:style style:name="T1" style:family="text">
      <style:text-properties style:text-position="0% 100%"/>
    </style:style>
    <style:style style:name="T2" style:family="text">
      <style:text-properties style:text-position="0% 100%" style:text-underline-style="none"/>
    </style:style>
    <style:style style:name="T3" style:family="text">
      <style:text-properties style:text-position="0% 100%" style:text-underline-style="none" officeooo:rsid="00200605"/>
    </style:style>
    <style:style style:name="T4" style:family="text">
      <style:text-properties style:text-position="0% 100%" style:text-underline-style="none" officeooo:rsid="0014c7d7"/>
    </style:style>
    <style:style style:name="T5" style:family="text">
      <style:text-properties style:text-position="0% 100%" style:text-underline-style="none" officeooo:rsid="00168508"/>
    </style:style>
    <style:style style:name="T6" style:family="text">
      <style:text-properties style:text-position="0% 100%" style:text-underline-style="none" officeooo:rsid="00197b0c"/>
    </style:style>
    <style:style style:name="T7" style:family="text">
      <style:text-properties style:text-position="0% 100%" style:text-underline-style="none" officeooo:rsid="001d03bd"/>
    </style:style>
    <style:style style:name="T8" style:family="text">
      <style:text-properties style:text-position="0% 100%" style:text-underline-style="none" officeooo:rsid="001d6f1b"/>
    </style:style>
    <style:style style:name="T9" style:family="text">
      <style:text-properties style:text-position="0% 100%" style:text-underline-style="none" officeooo:rsid="001e0d5c"/>
    </style:style>
    <style:style style:name="T10" style:family="text">
      <style:text-properties style:text-position="0% 100%" style:text-underline-style="none" officeooo:rsid="001f219a"/>
    </style:style>
    <style:style style:name="T11" style:family="text">
      <style:text-properties style:text-position="0% 100%" style:text-underline-style="none" officeooo:rsid="001fe386"/>
    </style:style>
    <style:style style:name="T12" style:family="text">
      <style:text-properties style:text-position="0% 100%" style:text-underline-style="none" officeooo:rsid="00211756"/>
    </style:style>
    <style:style style:name="T13" style:family="text">
      <style:text-properties style:text-position="0% 100%" style:text-underline-style="none" officeooo:rsid="00234f33"/>
    </style:style>
    <style:style style:name="T14" style:family="text">
      <style:text-properties style:text-position="0% 100%" style:text-underline-style="none" officeooo:rsid="00258b3b"/>
    </style:style>
    <style:style style:name="T15" style:family="text">
      <style:text-properties style:text-position="0% 100%" style:text-underline-style="none" officeooo:rsid="0027029d"/>
    </style:style>
    <style:style style:name="T16" style:family="text">
      <style:text-properties style:text-position="0% 100%" style:text-underline-style="none" officeooo:rsid="00285f80"/>
    </style:style>
    <style:style style:name="T17" style:family="text">
      <style:text-properties style:text-position="0% 100%" style:text-underline-style="none" officeooo:rsid="002c8d12"/>
    </style:style>
    <style:style style:name="T18" style:family="text">
      <style:text-properties style:text-position="0% 100%" style:text-underline-style="none" officeooo:rsid="002dd87e"/>
    </style:style>
    <style:style style:name="T19" style:family="text">
      <style:text-properties style:text-position="0% 100%" style:text-underline-style="none" fo:font-weight="normal" style:font-weight-asian="normal" style:font-weight-complex="normal"/>
    </style:style>
    <style:style style:name="T20" style:family="text">
      <style:text-properties style:text-position="0% 100%" style:text-underline-style="none" fo:font-weight="normal" officeooo:rsid="003026d1" style:font-weight-asian="normal" style:font-weight-complex="normal"/>
    </style:style>
    <style:style style:name="T21" style:family="text">
      <style:text-properties style:text-position="0% 100%" style:text-underline-style="none" officeooo:rsid="002f3667"/>
    </style:style>
    <style:style style:name="T22" style:family="text">
      <style:text-properties style:text-position="0% 100%" style:text-underline-style="none" officeooo:rsid="003371d8"/>
    </style:style>
    <style:style style:name="T23" style:family="text">
      <style:text-properties style:text-position="0% 100%" style:text-underline-style="none" officeooo:rsid="00338162"/>
    </style:style>
    <style:style style:name="T24" style:family="text">
      <style:text-properties style:text-position="0% 100%" style:text-underline-style="none" officeooo:rsid="0033aae2"/>
    </style:style>
    <style:style style:name="T25" style:family="text">
      <style:text-properties style:text-position="0% 100%" style:text-underline-style="none" officeooo:rsid="00349539"/>
    </style:style>
    <style:style style:name="T26" style:family="text">
      <style:text-properties style:text-position="0% 100%" style:text-underline-style="none" officeooo:rsid="00364eeb"/>
    </style:style>
    <style:style style:name="T27" style:family="text">
      <style:text-properties style:text-position="0% 100%" style:text-underline-style="none" officeooo:rsid="003836c2"/>
    </style:style>
    <style:style style:name="T28" style:family="text">
      <style:text-properties style:text-position="0% 100%" officeooo:rsid="000f89dd"/>
    </style:style>
    <style:style style:name="T29" style:family="text">
      <style:text-properties style:text-position="0% 100%" officeooo:rsid="00111eca"/>
    </style:style>
    <style:style style:name="T30" style:family="text">
      <style:text-properties style:text-position="0% 100%" officeooo:rsid="00117577"/>
    </style:style>
    <style:style style:name="T31" style:family="text">
      <style:text-properties style:text-position="0% 100%" officeooo:rsid="0011ebaa"/>
    </style:style>
    <style:style style:name="T32" style:family="text">
      <style:text-properties style:text-position="0% 100%" officeooo:rsid="00178a68"/>
    </style:style>
    <style:style style:name="T33" style:family="text">
      <style:text-properties style:text-position="0% 100%" officeooo:rsid="0017e7a8"/>
    </style:style>
    <style:style style:name="T34" style:family="text">
      <style:text-properties style:text-position="0% 100%" officeooo:rsid="001a6d82"/>
    </style:style>
    <style:style style:name="T35" style:family="text">
      <style:text-properties style:text-position="0% 100%" officeooo:rsid="001c42cc"/>
    </style:style>
    <style:style style:name="T36" style:family="text">
      <style:text-properties style:text-position="0% 100%" officeooo:rsid="001e0e09"/>
    </style:style>
    <style:style style:name="T37" style:family="text">
      <style:text-properties style:text-position="0% 100%" officeooo:rsid="001e13ca"/>
    </style:style>
    <style:style style:name="T38" style:family="text">
      <style:text-properties style:text-position="sub 58%"/>
    </style:style>
    <style:style style:name="T39" style:family="text">
      <style:text-properties style:text-position="sub 58%" style:text-underline-style="none"/>
    </style:style>
    <style:style style:name="T40" style:family="text">
      <style:text-properties style:text-position="sub 58%" style:text-underline-style="none" officeooo:rsid="00200605"/>
    </style:style>
    <style:style style:name="T41" style:family="text">
      <style:text-properties style:text-position="sub 58%" style:text-underline-style="none" officeooo:rsid="0014c7d7"/>
    </style:style>
    <style:style style:name="T42" style:family="text">
      <style:text-properties style:text-position="sub 58%" style:text-underline-style="none" officeooo:rsid="001d6f1b"/>
    </style:style>
    <style:style style:name="T43" style:family="text">
      <style:text-properties style:text-position="sub 58%" officeooo:rsid="000f89dd"/>
    </style:style>
    <style:style style:name="T44" style:family="text">
      <style:text-properties style:text-position="sub 58%" officeooo:rsid="00111eca"/>
    </style:style>
    <style:style style:name="T45" style:family="text">
      <style:text-properties style:text-position="sub 58%" officeooo:rsid="00178a68"/>
    </style:style>
    <style:style style:name="T46" style:family="text">
      <style:text-properties style:text-position="sub 58%" officeooo:rsid="0017e7a8"/>
    </style:style>
    <style:style style:name="T47" style:family="text">
      <style:text-properties officeooo:rsid="000e6f58"/>
    </style:style>
    <style:style style:name="T48" style:family="text">
      <style:text-properties officeooo:rsid="00234f33"/>
    </style:style>
    <style:style style:name="T49" style:family="text">
      <style:text-properties officeooo:rsid="00395038"/>
    </style:style>
    <style:style style:name="T50" style:family="text">
      <style:text-properties officeooo:rsid="003a099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4η Σειρά Γραπτών ασκήσεων</text:p>
      <text:p text:style-name="P10">Μάνος Αραπίδης </text:p>
      <text:p text:style-name="P10">ΑΜ: 03116071</text:p>
      <text:p text:style-name="P10"/>
      <text:p text:style-name="P10">1η Άσκηση</text:p>
      <text:list xml:id="list3695897854" text:style-name="L1">
        <text:list-item>
          <text:p text:style-name="P21"><text:s/></text:p>
        </text:list-item>
      </text:list>
      <text:p text:style-name="P10"/>
      <text:p text:style-name="P11">Έχουμε <text:span text:style-name="T47">ένα ισχυρά συνεκτικό , κατευθυνόμενο γράφημα </text:span><text:span text:style-name="T47"><draw:frame draw:style-name="fr1" draw:name="Object1" text:anchor-type="as-char" svg:y="-0.152in" svg:width="0.8626in" svg:height="0.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47">με n κορυφές, m ακμές και μήκη w σε κάθε ακμή , ενδεχομένως αρνητικά. Συμβολίζουμε ως </text:span><text:span text:style-name="T47"><draw:frame draw:style-name="fr1" draw:name="Object2" text:anchor-type="as-char" svg:y="-0.152in" svg:width="0.5634in" svg:height="0.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47">την απόσταση της κορυφής u από την v στο G. <text:s/>Δίνονται n αριθμοί δ</text:span><text:span text:style-name="T43">1</text:span><text:span text:style-name="T28">, ..., δ</text:span><text:span text:style-name="T43">n</text:span><text:span text:style-name="T28"> , όπου δ</text:span><text:span text:style-name="T43">κ</text:span><text:span text:style-name="T28"> ισούται με την απόσταση της κορυφής u</text:span><text:span text:style-name="T43">1</text:span><text:span text:style-name="T28"> με την u</text:span><text:span text:style-name="T43">κ</text:span><text:span text:style-name="T28">. </text:span></text:p>
      <text:p text:style-name="P12"><text:span text:style-name="T1">Θέλουμε να δείξουμε ότι ισχύει </text:span><text:span text:style-name="T1"><draw:frame draw:style-name="fr1" draw:name="Object3" text:anchor-type="as-char" svg:y="-0.152in" svg:width="1.5882in" svg:height="0.2134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">.</text:span></text:p>
      <text:p text:style-name="P22"/>
      <text:p text:style-name="P12"><text:span text:style-name="T1">Για να κάνουμε το παραπάνω θα χρησιμοποιήσουμε ένα τροποποιημένο dfs ξεκινώντας από την κορυφή u</text:span><text:span text:style-name="T38">1</text:span><text:span text:style-name="T1"> . </text:span><text:span text:style-name="T29">Αρχικοποιούμε τον πίνακα parent με NULL και σε κάθε φάση του dfs θα αλλάζουμε τις τιμές του πίνακα σύμφωνα με τα παρακάτω.</text:span></text:p>
      <text:p text:style-name="P18"><text:span text:style-name="T29">Έστω ότι βρισκόμαστε στην κορυφή u</text:span><text:span text:style-name="T44">i</text:span><text:span text:style-name="T29"> και η u</text:span><text:span text:style-name="T44">j</text:span><text:span text:style-name="T29"> είναι η γειτονική της. </text:span></text:p>
      <text:list xml:id="list2960302969" text:style-name="L2">
        <text:list-item>
          <text:p text:style-name="P42"><text:span text:style-name="T1">Αν </text:span><text:span text:style-name="T1"><draw:frame draw:style-name="fr1" draw:name="Object4" text:anchor-type="as-char" svg:y="-0.152in" svg:width="1.1516in" svg:height="0.213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">τότε οι αποστάσεις δ</text:span><text:span text:style-name="T38">κ</text:span><text:span text:style-name="T1"> είναι λάθος ,</text:span><text:span text:style-name="T30">άφου </text:span><text:span text:style-name="T1">βρήκαμε συντομότερη απόσταση προς την u</text:span><text:span text:style-name="T38">j </text:span><text:span text:style-name="T30">και σταματάμε το dfs</text:span><text:span text:style-name="T1">.</text:span></text:p>
        </text:list-item>
        <text:list-item>
          <text:p text:style-name="P42"><text:span text:style-name="T1">Αν </text:span><text:span text:style-name="T1"><draw:frame draw:style-name="fr1" draw:name="Object5" text:anchor-type="as-char" svg:y="-0.152in" svg:width="1.1756in" svg:height="0.2134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">, τότε υποθέτουμε </text:span><text:span text:style-name="T30">υποθέτουμε ότι οι αποστάσεις είναι σωστές και ενημερώνουμε τον πίνακα γονέων, </text:span><text:span text:style-name="T30"><draw:frame draw:style-name="fr1" draw:name="Object6" text:anchor-type="as-char" svg:y="-0.1484in" svg:width="0.9272in" svg:height="0.18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30"><text:s/>.</text:span></text:p>
        </text:list-item>
        <text:list-item>
          <text:p text:style-name="P43"><text:span text:style-name="T1">Αν </text:span><text:span text:style-name="T1"><draw:frame draw:style-name="fr1" draw:name="Object7" text:anchor-type="as-char" svg:y="-0.152in" svg:width="1.1516in" svg:height="0.2134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">, στην περίπτωση αυτή δεν ενημερώνουμε τον πίνακα γονέων και συνεχίζουμε το dfs. Θα περιμένουμε να βρούμε πάλι την κορυφή u</text:span><text:span text:style-name="T38">j </text:span><text:span text:style-name="T1">από μία άλλη για την οποία θα ισχύει η δεύτερη περίπτωση.</text:span></text:p>
        </text:list-item>
      </text:list>
      <text:p text:style-name="P23"/>
      <text:p text:style-name="P13"><text:span text:style-name="T1">Μετά την ολοκλήρωση του dfs διατρέχουμε τον πίνακα parent . Αν συναντήσουμε NULL τιμή, πέραν της θέσης 1, τότε σημαίνει ότι <text:s/>για την κορυφή εκείνη η απόσταση της από την u</text:span><text:span text:style-name="T38">1</text:span><text:span text:style-name="T1"> είναι λάθος . Σε διαφορετική περίπτωση οι αποστάσεις δ</text:span><text:span text:style-name="T38">κ</text:span><text:span text:style-name="T1"> είναι σωστές.</text:span></text:p>
      <text:p text:style-name="P23"/>
      <text:p text:style-name="P18"><text:span text:style-name="T30"><text:s text:c="6"/></text:span><text:span text:style-name="T31">b)</text:span></text:p>
      <text:p text:style-name="P14"><text:span text:style-name="T1">Έστω ότι μειώνουμε το μήκος της ακμής </text:span><text:span text:style-name="T1"><draw:frame draw:style-name="fr1" draw:name="Object8" text:anchor-type="as-char" svg:y="-0.152in" svg:width="0.7256in" svg:height="0.2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">σε</text:span><text:span text:style-name="T1"><draw:frame draw:style-name="fr1" draw:name="Object9" text:anchor-type="as-char" svg:y="-0.152in" svg:width="1.3181in" svg:height="0.2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">. </text:span><text:span text:style-name="T32">Με την μείωση τις ακμής e θα μειωθούν τα μήκη των μονοπατιών που περιλαμβάνουν την e. Προκειμένου να βρούμε ποία μονοπάτια d(u</text:span><text:span text:style-name="T45">i</text:span><text:span text:style-name="T32">,u</text:span><text:span text:style-name="T45">j</text:span><text:span text:style-name="T32">) θα μειωθούν , θα συγκρίνουμε τις παλιές τιμές με εκείνες των νέων μονοπατιών που θα περιλαμβάνουν την μειωμένη e: </text:span><text:span text:style-name="T32"><draw:frame draw:style-name="fr1" draw:name="Object10" text:anchor-type="as-char" svg:y="-0.152in" svg:width="2.7118in" svg:height="0.2134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2">. <text:s/>Αν ισχύει </text:span><text:span text:style-name="T32"><draw:frame draw:style-name="fr1" draw:name="Object11" text:anchor-type="as-char" svg:y="-0.152in" svg:width="1.3661in" svg:height="0.2134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32">τότε το μήκος του μονοπατιού u</text:span><text:span text:style-name="T45">i</text:span><text:span text:style-name="T32">-&gt;u</text:span><text:span text:style-name="T45">j</text:span><text:span text:style-name="T32"> έχει μειωθεί </text:span><text:span text:style-name="T33">και αντικαθιστούμε </text:span><text:span text:style-name="T33"><draw:frame draw:style-name="fr1" draw:name="Object12" text:anchor-type="as-char" svg:y="-0.152in" svg:width="1.3909in" svg:height="0.2134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3">. Σε διαφορετική περίπτωση διατηρούμε την τιμή </text:span><text:span text:style-name="T33"><draw:frame draw:style-name="fr1" draw:name="Object13" text:anchor-type="as-char" svg:y="-0.152in" svg:width="0.6362in" svg:height="0.2134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33">. Για κάθε ζεύγος (u</text:span><text:span text:style-name="T46">i</text:span><text:span text:style-name="T33">,u</text:span><text:span text:style-name="T46">j</text:span><text:span text:style-name="T33">) χρειαζόμαστε </text:span><text:span text:style-name="T33"><draw:frame draw:style-name="fr1" draw:name="Object14" text:anchor-type="as-char" svg:y="-0.152in" svg:width="0.4244in" svg:height="0.2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33">και έχουμε συνολικά </text:span><text:span text:style-name="T33"><draw:frame draw:style-name="fr1" draw:name="Object15" text:anchor-type="as-char" svg:y="-0.172in" svg:width="0.2161in" svg:height="0.2075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33">ζεύγη, οπότε η πολυπλοκότητα είναι </text:span><text:span text:style-name="T33"><draw:frame draw:style-name="fr1" draw:name="Object16" text:anchor-type="as-char" svg:y="-0.172in" svg:width="0.4783in" svg:height="0.2193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33">.</text:span></text:p>
      <text:p text:style-name="P24"><text:s/></text:p>
      <text:p text:style-name="P24"><text:s text:c="6"/>c)</text:p>
      <text:p text:style-name="P15"><text:span text:style-name="T33">Σ</text:span><text:span text:style-name="T1">την περίπτωση που αυξήσουμε την ακμή e δεν μπορούμε να εφαρμόσουμε τα παραπάνω, καθώς ένα μονοπάτι που αρχικά περιλάμβανε την ακμή <text:s/>e μετά την αύξηση της να μην την περιέχει και να χρειαστεί να αναζητηθεί νέο μονοπάτι. Πιο συγκεκριμένα αν </text:span><text:span text:style-name="T1"><draw:frame draw:style-name="fr1" draw:name="Object17" text:anchor-type="as-char" svg:y="-0.152in" svg:width="3.4035in" svg:height="0.2134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">,δηλαδή παρά την επαύξηση της e υπάρχει μονοπάτι με </text:span><text:span text:style-name="T1"><draw:frame draw:style-name="fr1" draw:name="Object19" text:anchor-type="as-char" svg:y="-0.152in" svg:width="0.6362in" svg:height="0.2134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1"><text:s/>δεν χρειάζεται να γίνει καμία αλλαγή. Αν όμως αν </text:span><text:span text:style-name="T1"><draw:frame draw:style-name="fr1" draw:name="Object18" text:anchor-type="as-char" svg:y="-0.152in" svg:width="2.6244in" svg:height="0.2134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1">, τότε θα πρέπει </text:span><text:span text:style-name="T34">θα πρέπει να βρούμε εκ νέου το μονοπάτι </text:span><text:span text:style-name="T34"><draw:frame draw:style-name="fr1" draw:name="Object20" text:anchor-type="as-char" svg:y="-0.152in" svg:width="0.6362in" svg:height="0.2134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34">.</text:span></text:p>
      <text:p text:style-name="P25"/>
      <text:p text:style-name="P15"><text:soft-page-break/><text:span text:style-name="T35">2η </text:span><text:span text:style-name="T36">Άσκηση</text:span></text:p>
      <text:list xml:id="list791720661" text:style-name="L3">
        <text:list-item>
          <text:p text:style-name="P44"/>
        </text:list-item>
      </text:list>
      <text:p text:style-name="P16"><text:span text:style-name="T1">Έστω x</text:span><text:span text:style-name="T38">1</text:span><text:span text:style-name="T1">, x</text:span><text:span text:style-name="T38">2</text:span><text:span text:style-name="T1">, ..., x</text:span><text:span text:style-name="T38">n</text:span><text:span text:style-name="T1"> n ακέραιες <text:s/>μεταβλητές. Θεωρούμε σύστημα S από m ανισότητες </text:span><text:span text:style-name="T1"><draw:frame draw:style-name="fr1" draw:name="Object21" text:anchor-type="as-char" svg:y="-0.1484in" svg:width="0.7626in" svg:height="0.2091in" draw:z-index="26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">, για </text:span><text:span text:style-name="T1"><draw:frame draw:style-name="fr1" draw:name="Object22" text:anchor-type="as-char" svg:y="-0.1484in" svg:width="0.7319in" svg:height="0.1839in" draw:z-index="27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">και b</text:span><text:span text:style-name="T38">ij</text:span><text:span text:style-name="T1"> ακέραιοι. Το σύστημα είναι ικανοποιήσιμο αν υπάρχουν x</text:span><text:span text:style-name="T38">1</text:span><text:span text:style-name="T1">, x</text:span><text:span text:style-name="T38">2</text:span><text:span text:style-name="T1">, ..., x</text:span><text:span text:style-name="T38">n</text:span><text:span text:style-name="T1"> </text:span><text:span text:style-name="T37">που ικανοποιούν όλες τις ανισότητες.</text:span></text:p>
      <text:p text:style-name="P17"><text:span text:style-name="T1">Για να διαπιστώσουμε αν είναι είναι ικανοποιήσιμο, δημιουργούμε ένα γράφημα </text:span><text:span text:style-name="T1"><draw:frame draw:style-name="fr1" draw:name="Object23" text:anchor-type="as-char" svg:y="-0.152in" svg:width="0.6626in" svg:height="0.2in" draw:z-index="28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">με n κορυφές, όπου καθεμία αντιστοιχεί σε μια μεταβλητή x</text:span><text:span text:style-name="T38">i </text:span><text:span text:style-name="T1">και με m ακμές, όπου ενώνουν u</text:span><text:span text:style-name="T38">i </text:span><text:span text:style-name="T1">και u</text:span><text:span text:style-name="T38">j</text:span><text:span text:style-name="T1"> κορυφές με βάρος b</text:span><text:span text:style-name="T38">ij</text:span><text:span text:style-name="T1">. </text:span></text:p>
      <text:p text:style-name="P26">Το κριτήριο είναι, το σύστημα S είναι ικανοποιήσιμο αν δεν υπάρχουν αρνητικοί κύκλοι.</text:p>
      <text:p text:style-name="P27"/>
      <text:p text:style-name="P27">Απόδειξη</text:p>
      <text:p text:style-name="P28"/>
      <text:list xml:id="list1084661100" text:style-name="L4">
        <text:list-item>
          <text:p text:style-name="P29">Ευθύς :</text:p>
        </text:list-item>
      </text:list>
      <text:p text:style-name="P30">Έστω ότι το γράφημα έχει αρνητικό κύκλο . Αν προσθέσουμε κατά μέλη όλες τις ακμές που ανήκουν στο κύκλο τότε προκύπτει το εξής:</text:p>
      <text:p text:style-name="P30"><draw:frame draw:style-name="fr1" draw:name="Object24" text:anchor-type="as-char" svg:y="-0.1484in" svg:width="5.1346in" svg:height="0.2091in" draw:z-index="29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2"><text:span text:style-name="T2">Όμως έχουμε αρνητικό κύκλο ισχύει </text:span><text:span text:style-name="T2"><draw:frame draw:style-name="fr1" draw:name="Object25" text:anchor-type="as-char" svg:y="-0.1484in" svg:width="1.3272in" svg:height="0.2091in" draw:z-index="30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">. Οπότε προκύπτει </text:span><text:span text:style-name="T2"><draw:frame draw:style-name="fr1" draw:name="Object26" text:anchor-type="as-char" svg:y="-0.1484in" svg:width="1.5543in" svg:height="0.2091in" draw:z-index="31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2">το οποίο είναι άτοπο. </text:span></text:p>
      <text:list xml:id="list2262006613" text:style-name="L5">
        <text:list-item>
          <text:p text:style-name="P31">Αντίστροφο :</text:p>
        </text:list-item>
      </text:list>
      <text:p text:style-name="P1"><text:span text:style-name="T2">Έστω ότι το γράφημα δεν περιέχει αρνητικό κύκλο . Προσθέτουμε μια κορυφή <text:s/>s και την συνδέουμε με <text:s/>όλες τις άλλες, με ακμές μηδενικού βάρους. Εκτελού</text:span><text:span text:style-name="T3">με τον αλγόριθμο Bellman-Ford από την κορυφή s <text:s text:c="2"/>και βρίσκουμε τις συντομότερες διαδρομές προς όλες τις κορυφές. Έστω δυο γειτονικές κορυφές u</text:span><text:span text:style-name="T40">i,</text:span><text:span text:style-name="T3"> u</text:span><text:span text:style-name="T40">j </text:span><text:span text:style-name="T3">και τα μήκη των συντομότερων μονοπατιών είναι : d(s,u</text:span><text:span text:style-name="T40">i</text:span><text:span text:style-name="T3">) και d(s,</text:span><text:span text:style-name="T4">u</text:span><text:span text:style-name="T41">j</text:span><text:span text:style-name="T4">). Θέτουμε κάθε μεταβλητή x</text:span><text:span text:style-name="T41">i</text:span><text:span text:style-name="T4"> ίση με </text:span><text:span text:style-name="T3">d(s,u</text:span><text:span text:style-name="T40">i</text:span><text:span text:style-name="T3">).</text:span><text:span text:style-name="T4"> Σύμφωνα με την τριγωνική ανισότητα ισχύει </text:span><text:span text:style-name="T4"><draw:frame draw:style-name="fr1" draw:name="Object27" text:anchor-type="as-char" svg:y="-0.152in" svg:width="4.8339in" svg:height="0.2134in" draw:z-index="32"><draw:object xlink:href="./Object 27" xlink:type="simple" xlink:show="embed" xlink:actuate="onLoad"/><draw:image xlink:href="./ObjectReplacements/Object 27" xlink:type="simple" xlink:show="embed" xlink:actuate="onLoad"/></draw:frame></text:span><text:span text:style-name="T4">. Άρα αποδείξαμε ότι το σύστημα είναι ικανοποιήσιμο. </text:span></text:p>
      <text:p text:style-name="P32"/>
      <text:p text:style-name="P4"><text:span text:style-name="T4">Ο</text:span><text:span text:style-name="T2">πότε αποδείξαμε ότι το S είναι ικανοποιήσιμο αν και μόνο αν δεν υπάρχει κύκλος αρνητικού μήκους. </text:span><text:span text:style-name="T4">Ε</text:span><text:span text:style-name="T2">φαρμόσαμε τον αλγόριθμο Bellman-Form σε ένα γράφημα με n+1 κορυφές και n+m ακμες, οπότε προκύπτει πολυπλοκότητα </text:span><text:span text:style-name="T2"><draw:frame draw:style-name="fr1" draw:name="Object28" text:anchor-type="as-char" svg:y="-0.172in" svg:width="1.9457in" svg:height="0.2193in" draw:z-index="33"><draw:object xlink:href="./Object 28" xlink:type="simple" xlink:show="embed" xlink:actuate="onLoad"/><draw:image xlink:href="./ObjectReplacements/Object 28" xlink:type="simple" xlink:show="embed" xlink:actuate="onLoad"/></draw:frame></text:span><text:span text:style-name="T2">. Όμως μπορούμε να την βελτιώσουμε με το να αρχικοποιήσουμε τα μήκη των μονοπατιών σε 0 αντί για άπειρο, καθώς 0 είναι η απόσταση του s από όλες τις κορυφές και να εξετάζουμε σε κάθε επανάληψη του αλγορίθμου μόνο τις m αρχικές ακμές. Με αυτόν τον τρόπο η πολυπλοκότητα είναι </text:span><text:span text:style-name="T2"><draw:frame draw:style-name="fr1" draw:name="Object29" text:anchor-type="as-char" svg:y="-0.152in" svg:width="0.661in" svg:height="0.2in" draw:z-index="34"><draw:object xlink:href="./Object 29" xlink:type="simple" xlink:show="embed" xlink:actuate="onLoad"/><draw:image xlink:href="./ObjectReplacements/Object 29" xlink:type="simple" xlink:show="embed" xlink:actuate="onLoad"/></draw:frame></text:span><text:span text:style-name="T2">.</text:span></text:p>
      <text:p text:style-name="P33"><text:s/></text:p>
      <text:p text:style-name="P3"><text:span text:style-name="T2"><text:s text:c="6"/></text:span><text:span text:style-name="T5">b)</text:span></text:p>
      <text:p text:style-name="P5"><text:span text:style-name="T2">Αρχικά πρέπει να ελέγξουμε αν το σύστημα είναι ικανοποιήσιμο, όπως περιγράψαμε παραπάνω. Στην περίπτωση που είναι τότε θέτουμε ως </text:span><text:span text:style-name="T2"><draw:frame draw:style-name="fr1" draw:name="Object30" text:anchor-type="as-char" svg:y="-0.152in" svg:width="1.6429in" svg:height="0.2134in" draw:z-index="35"><draw:object xlink:href="./Object 30" xlink:type="simple" xlink:show="embed" xlink:actuate="onLoad"/><draw:image xlink:href="./ObjectReplacements/Object 30" xlink:type="simple" xlink:show="embed" xlink:actuate="onLoad"/></draw:frame></text:span><text:span text:style-name="T2">και οι τιμές αυτές αποτελούν μ</text:span><text:span text:style-name="T27">ία</text:span><text:span text:style-name="T2"> λύση του συστήματος S. </text:span></text:p>
      <text:p text:style-name="P34"/>
      <text:p text:style-name="P40">Στην περίπτωση που δεν είναι ικανοποιήσιμο το σύστημα θέλουμε να βρούμε το ελάχιστο σύνολο ανισοτήτων για τις οποίες παραμένει ανικανοποίητο. Όπως είπαμε παραπάνω το σύστημα καθίσταται <text:s text:c="2"/></text:p>
      <text:p text:style-name="P40">ανικανοποίητο λόγω της ύπαρξης κύκλω<text:span text:style-name="T49">ν</text:span> αρνητικού μήκους, οπότε αν περιλαμβάναμε μόνο ακμές-ανισότητες που σχηματίζουν <text:span text:style-name="T49">τέτοιο</text:span> κύκλο θα εξασφαλίζαμε <text:span text:style-name="T49">το παραπάνω. </text:span><text:s/><text:span text:style-name="T49">Οπότε η λύση στο πρόβλημα μας είναι να βρούμε τον κύκλο με τον ελάχιστο αριθμό ακμών, που συνεπάγεται ελάχιστο σύνολο ανισοτήτων.</text:span></text:p>
      <text:p text:style-name="P40"/>
      <text:p text:style-name="P40"><text:s text:c="5"/><text:span text:style-name="T49">c)</text:span></text:p>
      <text:p text:style-name="P40"/>
      <text:p text:style-name="P41"><text:soft-page-break/>Σε κάθε ανισότητα <draw:frame draw:style-name="fr1" draw:name="Object65" text:anchor-type="as-char" svg:y="-0.1484in" svg:width="0.7626in" svg:height="0.2091in" draw:z-index="64"><draw:object xlink:href="./Object 65" xlink:type="simple" xlink:show="embed" xlink:actuate="onLoad"/><draw:image xlink:href="./ObjectReplacements/Object 65" xlink:type="simple" xlink:show="embed" xlink:actuate="onLoad"/><svg:desc>formula</svg:desc></draw:frame>αντιστοιχούμε και ένα θετικό βάρος w<text:span text:style-name="T38">ij</text:span>. Θέλουμε να βρούμε το σύνολο των ανισοτήτων με ελάχιστο συνολικό . Ομοίως με προηγουμένως ψάχνουμε να βρούμε κύκλους αρνητικού μήκους. Η λύση στο πρόβλημα μας βρίσκεται στο κύκλο που έχει το ελάχιστο βάρος και οι α<text:span text:style-name="T50">κμές-ανισότητες είναι το σύνολο που επιστρέφουμε.</text:span></text:p>
      <text:p text:style-name="P34"/>
      <text:p text:style-name="P6"><text:span text:style-name="T6">4</text:span><text:span text:style-name="T2">η Άσκηση</text:span></text:p>
      <text:list xml:id="list2092678821" text:style-name="L6">
        <text:list-item>
          <text:p text:style-name="P35"><text:s/></text:p>
        </text:list-item>
      </text:list>
      <text:p text:style-name="P7"><text:span text:style-name="T2">Θεωρούμε ένα κατευθυνόμενο s-&gt;t δίκτυο </text:span><text:span text:style-name="T2"><draw:frame draw:style-name="fr1" draw:name="Object31" text:anchor-type="as-char" svg:y="-0.152in" svg:width="0.8244in" svg:height="0.2in" draw:z-index="36"><draw:object xlink:href="./Object 31" xlink:type="simple" xlink:show="embed" xlink:actuate="onLoad"/><draw:image xlink:href="./ObjectReplacements/Object 31" xlink:type="simple" xlink:show="embed" xlink:actuate="onLoad"/></draw:frame></text:span><text:span text:style-name="T2">με n κορυφές, με m ακμές και θετικές ακέραιες χωρητικότητες c στις ακμές.</text:span></text:p>
      <text:p text:style-name="P8"><text:span text:style-name="T2">Για να ελέγχξουμε <text:s/>αν μια ροή f είναι η μέγιστη ροή f</text:span><text:span text:style-name="T39">max</text:span><text:span text:style-name="T2"> δημιουργούμε το ελλειμματικό δίκτυο. Έπειτα εκτελώντας bfs ελέγχουμε αν υπάρχει επαυξητικό <text:s/>μονοπάτι. Στην περίπτωση που υπάρχει η ροή μας f </text:span><text:span text:style-name="T7">δεν </text:span><text:span text:style-name="T2">είναι η μέγιστη, </text:span><text:span text:style-name="T7">καθώς υπάρχει ακόμα περιθώριο για αυξήσουμε την ροή. Οπότε αν δεν υπάρχει <text:s/></text:span><text:span text:style-name="T2"><text:s/>επαυξητικό <text:s/>μονοπάτι </text:span><text:span text:style-name="T7">η ροή </text:span><text:span text:style-name="T7"><draw:frame draw:style-name="fr1" draw:name="Object32" text:anchor-type="as-char" svg:y="-0.1484in" svg:width="0.5508in" svg:height="0.2091in" draw:z-index="20"><draw:object xlink:href="./Object 32" xlink:type="simple" xlink:show="embed" xlink:actuate="onLoad"/><draw:image xlink:href="./ObjectReplacements/Object 32" xlink:type="simple" xlink:show="embed" xlink:actuate="onLoad"/></draw:frame></text:span><text:span text:style-name="T7">.</text:span></text:p>
      <text:p text:style-name="P36">Η κατασκευή του ελλειμματικού δικτύου και το bfs χρειάζονται γραμμικό χρόνο, οπότε η επαλήθευση για την ροή f γίνεται σε γραμμικό χρόνο.</text:p>
      <text:list xml:id="list25942627713620" text:continue-numbering="true" text:style-name="L6">
        <text:list-item>
          <text:p text:style-name="P37"><text:s/></text:p>
        </text:list-item>
      </text:list>
      <text:p text:style-name="P9"><text:span text:style-name="T8">Έστω η νέα χωρητικότητα c΄</text:span><text:span text:style-name="T42">e</text:span><text:span text:style-name="T8"> για την ακμή e. Αν ισχύει </text:span><text:span text:style-name="T8"><draw:frame draw:style-name="fr1" draw:name="Object33" text:anchor-type="as-char" svg:y="-0.1484in" svg:width="0.5429in" svg:height="0.2091in" draw:z-index="21"><draw:object xlink:href="./Object 33" xlink:type="simple" xlink:show="embed" xlink:actuate="onLoad"/><draw:image xlink:href="./ObjectReplacements/Object 33" xlink:type="simple" xlink:show="embed" xlink:actuate="onLoad"/></draw:frame></text:span><text:span text:style-name="T8">, όπου f</text:span><text:span text:style-name="T42">e</text:span><text:span text:style-name="T8"> η ροή που διέρχεται την e τότε δεν χρειάζεται να γίνει καμία αλλαγή και η ροή f παραμένει μέγιστη. Ό</text:span><text:span text:style-name="T9">μως στην περίπτωση </text:span><text:span text:style-name="T8"><text:s/></text:span><text:span text:style-name="T9">που </text:span><text:span text:style-name="T9"><draw:frame draw:style-name="fr1" draw:name="Object34" text:anchor-type="as-char" svg:y="-0.1484in" svg:width="0.5181in" svg:height="0.2091in" draw:z-index="22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10">υπερβαίνουμε την χωρητικότητα της ακμής και θα χρειαστεί η αναπροσαρμογή της μέγιστης ροής σε μία νέα f΄. </text:span></text:p>
      <text:p text:style-name="P20"><text:span text:style-name="T10">Για <text:s/>να κάνουμε το παραπάνω αρχικά θα πρέπει να βρούμε μια εφικτή ροή για το γράφημα G και ύστερα να εκτελέσουμε τον αλγόριθμο Ford-Fulkerson για να την μεγιστοποιήσουμε. <text:s/></text:span><text:span text:style-name="T11">Αρχικά θέτουμε </text:span><text:span text:style-name="T11"><draw:frame draw:style-name="fr1" draw:name="Object35" text:anchor-type="as-char" svg:y="-0.1484in" svg:width="0.6063in" svg:height="0.2091in" draw:z-index="23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11">και εκτελούμε τον παρακάτω αλγόριθμο:</text:span></text:p>
      <text:list xml:id="list141501062" text:style-name="L7">
        <text:list-item>
          <text:p text:style-name="P45"><text:span text:style-name="T2">Έστω</text:span><text:span text:style-name="T2"><draw:frame draw:style-name="fr1" draw:name="Object36" text:anchor-type="as-char" svg:y="-0.152in" svg:width="0.6945in" svg:height="0.2in" draw:z-index="24"><draw:object xlink:href="./Object 36" xlink:type="simple" xlink:show="embed" xlink:actuate="onLoad"/><draw:image xlink:href="./ObjectReplacements/Object 36" xlink:type="simple" xlink:show="embed" xlink:actuate="onLoad"/></draw:frame></text:span><text:span text:style-name="T2">. Για να υπολογίσουμε την εφικτή ροή, θα μειώσουμε τη ροή κατά μήκος των διαδρομών x-s και y-t κατά </text:span><text:span text:style-name="T2"><draw:frame draw:style-name="fr1" draw:name="Object37" text:anchor-type="as-char" svg:y="-0.1484in" svg:width="1.2898in" svg:height="0.2091in" draw:z-index="25"><draw:object xlink:href="./Object 37" xlink:type="simple" xlink:show="embed" xlink:actuate="onLoad"/><draw:image xlink:href="./ObjectReplacements/Object 37" xlink:type="simple" xlink:show="embed" xlink:actuate="onLoad"/></draw:frame></text:span><text:span text:style-name="T2">. Αυτό θα το πετύχουμε εκτελώντας δύο bfs στα υπογραφήματα x-s και </text:span><text:span text:style-name="T12">y-t, όπως περιγράφουμε παρακάτω.</text:span></text:p>
        </text:list-item>
        <text:list-item>
          <text:p text:style-name="P38">Κατά την εκτέλεση του bfs για κάθε κορυφή u που συναντάμε, στην οποία φτάνει ροή f<text:span text:style-name="T38">u <text:s/></text:span>, θέλουμε να μειώσουμε την ροή στις ακμές που περιέχουν <text:span text:style-name="T48">την u </text:span>κατά k΄. Αυτό το κάνουμε μειώνοντας την ροή προς ένα γείτονα μέχρι να μηδενιστεί όπου και συνεχίζουμε στον επόμενο. Επαναλαμβάνουμε μέχρι να καταφέρουμε να μειώσουμε την ροή προς τους γείτονες κατά k΄ .</text:p>
        </text:list-item>
      </text:list>
      <text:p text:style-name="P39"/>
      <text:p text:style-name="P46"><text:span text:style-name="T13">Μετά την ολοκλήρωση των δύο bfs έχουμε βρει την εφικτή ροή f΄ και εφαρμόζουμε τον αλγόριθμο </text:span><text:span text:style-name="T10">Ford-Fulkerson . </text:span><text:span text:style-name="T13">Θα χρειαστεί να τον εκτελέσουμε k φορές καθώς η ροή αυξάνεται κατά 1 και δεν μπορεί να ξεπεράσει την αρχική τιμή της πριν την μείωση της χωρητικότητας e. Άρα ο αλγόριθμος έχει πολυπλοκότητα </text:span><text:span text:style-name="T13"><draw:frame draw:style-name="fr2" draw:name="Object38" text:anchor-type="as-char" svg:y="-0.152in" svg:width="1.1126in" svg:height="0.2in" draw:z-index="37"><draw:object xlink:href="./Object 38" xlink:type="simple" xlink:show="embed" xlink:actuate="onLoad"/><draw:image xlink:href="./ObjectReplacements/Object 38" xlink:type="simple" xlink:show="embed" xlink:actuate="onLoad"/></draw:frame></text:span><text:span text:style-name="T13">.</text:span></text:p>
      <text:list xml:id="list1779864000" text:style-name="L8">
        <text:list-header>
          <text:p text:style-name="P47"><text:span text:style-name="T13"/></text:p>
        </text:list-header>
      </text:list>
      <text:p text:style-name="P48"><text:span text:style-name="T13"><text:s text:c="8"/>c)</text:span></text:p>
      <text:p text:style-name="P51"><text:span text:style-name="T13">Θ</text:span><text:span text:style-name="T2">έλουμε να μειώσουμε την συνολική ροή, </text:span><text:span text:style-name="T14">από την μέγιστη δυνατή f,</text:span><text:span text:style-name="T2"> μέχρι το σημείο </text:span><text:span text:style-name="T15">h </text:span><text:span text:style-name="T2">που για κάθε ακμή e να ισχύουν οι περιορισμοί </text:span><text:span text:style-name="T2"><draw:frame draw:style-name="fr2" draw:name="Object39" text:anchor-type="as-char" svg:y="-0.1484in" svg:width="0.7256in" svg:height="0.2091in" draw:z-index="38"><draw:object xlink:href="./Object 39" xlink:type="simple" xlink:show="embed" xlink:actuate="onLoad"/><draw:image xlink:href="./ObjectReplacements/Object 39" xlink:type="simple" xlink:show="embed" xlink:actuate="onLoad"/></draw:frame></text:span><text:span text:style-name="T2">. </text:span><text:span text:style-name="T14">Για να το κάνουμε αυτό αντιστρέφουμε τις ακμές και ψάχνουμε να βρούμε την μέγιστη ροή. Θεωρούμε ότι η μείωση που θέλουμε να φέρουμε στο δίκτυο ισούται με την μέγιστη ροή που μπορούμε να στείλουμε προς τα πίσω.</text:span></text:p>
      <text:p text:style-name="P51"><text:span text:style-name="T14"/></text:p>
      <text:p text:style-name="P52"><text:span text:style-name="T2">Στο νέο γράφημα αντικαθιστούμε τις χωρητικότητες κάθε ακμής e με νέες </text:span><text:span text:style-name="T2"><draw:frame draw:style-name="fr2" draw:name="Object40" text:anchor-type="as-char" svg:y="-0.1484in" svg:width="0.7819in" svg:height="0.2091in" draw:z-index="39"><draw:object xlink:href="./Object 40" xlink:type="simple" xlink:show="embed" xlink:actuate="onLoad"/><draw:image xlink:href="./ObjectReplacements/Object 40" xlink:type="simple" xlink:show="embed" xlink:actuate="onLoad"/></draw:frame></text:span><text:span text:style-name="T2">, όπου f</text:span><text:span text:style-name="T39">e</text:span><text:span text:style-name="T2"> είναι η μέγιστη ροή και l</text:span><text:span text:style-name="T39">e</text:span><text:span text:style-name="T2"> η ελάχιστη ροή. Υπολογίζουμε την μέ</text:span><text:span text:style-name="T15">γιστη ροή m χρησιμοποιώντας ένα από τους </text:span><text:span text:style-name="T16">γνωστούς</text:span><text:span text:style-name="T15"> αλγόριθμους.</text:span></text:p>
      <text:p text:style-name="P53"><text:span text:style-name="T2">Οπότε η ροή στο αρχικό γράφημα θα είναι </text:span><text:span text:style-name="T2"><draw:frame draw:style-name="fr2" draw:name="Object41" text:anchor-type="as-char" svg:y="-0.1484in" svg:width="0.6484in" svg:height="0.1839in" draw:z-index="40"><draw:object xlink:href="./Object 41" xlink:type="simple" xlink:show="embed" xlink:actuate="onLoad"/><draw:image xlink:href="./ObjectReplacements/Object 41" xlink:type="simple" xlink:show="embed" xlink:actuate="onLoad"/></draw:frame></text:span><text:span text:style-name="T2">, η οποία είναι η ελάχιστη δυνατή και ισχύουν :</text:span></text:p>
      <text:list xml:id="list3826236746" text:style-name="L9">
        <text:list-item>
          <text:p text:style-name="P54"><text:span text:style-name="T2"><draw:frame draw:style-name="fr2" draw:name="Object42" text:anchor-type="as-char" svg:y="-0.1484in" svg:width="1.928in" svg:height="0.2091in" draw:z-index="41"><draw:object xlink:href="./Object 42" xlink:type="simple" xlink:show="embed" xlink:actuate="onLoad"/><draw:image xlink:href="./ObjectReplacements/Object 42" xlink:type="simple" xlink:show="embed" xlink:actuate="onLoad"/></draw:frame></text:span></text:p>
        </text:list-item>
        <text:list-item>
          <text:p text:style-name="P54"><text:soft-page-break/><text:span text:style-name="T2"><draw:frame draw:style-name="fr2" draw:name="Object43" text:anchor-type="as-char" svg:y="-0.1484in" svg:width="2.9484in" svg:height="0.2091in" draw:z-index="42"><draw:object xlink:href="./Object 43" xlink:type="simple" xlink:show="embed" xlink:actuate="onLoad"/><draw:image xlink:href="./ObjectReplacements/Object 43" xlink:type="simple" xlink:show="embed" xlink:actuate="onLoad"/></draw:frame></text:span></text:p>
        </text:list-item>
      </text:list>
      <text:p text:style-name="P53"><text:span text:style-name="T2"/></text:p>
      <text:p text:style-name="P55"><text:span text:style-name="T2">5η <text:s/>Άσκηση</text:span></text:p>
      <text:p text:style-name="P55"><text:span text:style-name="T2"/></text:p>
      <text:p text:style-name="P61"><text:span text:style-name="T2">3-Partion</text:span></text:p>
      <text:p text:style-name="P56"><text:span text:style-name="T2"/></text:p>
      <text:p text:style-name="P56"><text:span text:style-name="T2">Είσοδος: Σύνολο </text:span><text:span text:style-name="T2"><draw:frame draw:style-name="fr2" draw:name="Object44" text:anchor-type="as-char" svg:y="-0.1484in" svg:width="1.2772in" svg:height="0.2091in" draw:z-index="43"><draw:object xlink:href="./Object 44" xlink:type="simple" xlink:show="embed" xlink:actuate="onLoad"/><draw:image xlink:href="./ObjectReplacements/Object 44" xlink:type="simple" xlink:show="embed" xlink:actuate="onLoad"/></draw:frame></text:span><text:span text:style-name="T2">με n θετικούς αριθμούς . Θεωρούμε ότι το συνολικό άθροισμα </text:span><text:span text:style-name="T2"><draw:frame draw:style-name="fr2" draw:name="Object45" text:anchor-type="as-char" svg:y="-0.1701in" svg:width="0.9728in" svg:height="0.339in" draw:z-index="44"><draw:object xlink:href="./Object 45" xlink:type="simple" xlink:show="embed" xlink:actuate="onLoad"/><draw:image xlink:href="./ObjectReplacements/Object 45" xlink:type="simple" xlink:show="embed" xlink:actuate="onLoad"/></draw:frame></text:span><text:span text:style-name="T2">των στοιχείων του Α είναι πολλαπλάσιο του 3.</text:span></text:p>
      <text:p text:style-name="P57"><text:span text:style-name="T2">Έξοδος: Υπάρχει διαμέριση του Α σε σύνολα Α</text:span><text:span text:style-name="T39">1</text:span><text:span text:style-name="T2">,Α</text:span><text:span text:style-name="T39">2</text:span><text:span text:style-name="T2"> και Α</text:span><text:span text:style-name="T39">3 </text:span><text:span text:style-name="T2">τέτοια ώστε </text:span><text:span text:style-name="T2"><draw:frame draw:style-name="fr2" draw:name="Object46" text:anchor-type="as-char" svg:y="-0.152in" svg:width="1.6626in" svg:height="0.2134in" draw:z-index="45"><draw:object xlink:href="./Object 46" xlink:type="simple" xlink:show="embed" xlink:actuate="onLoad"/><draw:image xlink:href="./ObjectReplacements/Object 46" xlink:type="simple" xlink:show="embed" xlink:actuate="onLoad"/></draw:frame></text:span><text:span text:style-name="T2">;</text:span></text:p>
      <text:p text:style-name="P57"><text:span text:style-name="T17"/></text:p>
      <text:p text:style-name="P57"><text:span text:style-name="T17">Το πρόβλημα ανήκει στο NP , γιατί αν δοθεί η διαμέριση επαληθεύεται σε γραμμικό χρόνο αν το άθροισμα των στοιχείων κάθε διαμέρισης ισούται με </text:span><text:span text:style-name="T17"><draw:frame draw:style-name="fr2" draw:name="Object47" text:anchor-type="as-char" svg:y="-0.152in" svg:width="0.6189in" svg:height="0.2in" draw:z-index="46"><draw:object xlink:href="./Object 47" xlink:type="simple" xlink:show="embed" xlink:actuate="onLoad"/><draw:image xlink:href="./ObjectReplacements/Object 47" xlink:type="simple" xlink:show="embed" xlink:actuate="onLoad"/></draw:frame></text:span><text:span text:style-name="T17">.</text:span></text:p>
      <text:p text:style-name="P58"><text:span text:style-name="T2">Το πρόβλημα είναι NP-hard γιατί </text:span><text:span text:style-name="T18">μπορεί να αναχθεί πολυων</text:span><text:span text:style-name="T25">υ</text:span><text:span text:style-name="T18">μ</text:span><text:span text:style-name="T25">ι</text:span><text:span text:style-name="T18">κ</text:span><text:span text:style-name="T21">ά </text:span><text:span text:style-name="T18">από το </text:span><text:span text:style-name="T2">πρόβλημα Partion.</text:span></text:p>
      <text:p text:style-name="P58"><text:span text:style-name="T2"/></text:p>
      <text:p text:style-name="P58"><text:span text:style-name="T2">Έστω </text:span><text:span text:style-name="T2"><draw:frame draw:style-name="fr2" draw:name="Object48" text:anchor-type="as-char" svg:y="-0.2689in" svg:width="2.5591in" svg:height="0.4181in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2">. Θα δείξουμε ότι υπάρχει </text:span><text:span text:style-name="T18">2-διαμέριση στο Α αν υπάρχει 3-διαμέριση στο Α΄. <text:s/>Μια διαμέριση του Α΄ εισάγει το στοιχείο w΄ σε ξεχωριστό σύνολο και τα υπόλοιπα στοιχεία τα χωρίζει σε δυο σύνολα με συνολικό βάρος </text:span><text:span text:style-name="T18"><draw:frame draw:style-name="fr2" draw:name="Object49" text:anchor-type="as-char" svg:y="-0.152in" svg:width="0.6165in" svg:height="0.2in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18">. Όμως, τα δύο αυτά σύνολα αποτελούν μια 2-διαμέριση του Α. Προφανώς ισχύει ότι μια 2-διαμέριση του Α αρκεί για μια 3-διαμέριση του Α΄.</text:span></text:p>
      <text:p text:style-name="P59"><text:span text:style-name="T2">Οπότε το 3-partion είναι NP-πλήρες.</text:span></text:p>
      <text:p text:style-name="P59"><text:span text:style-name="T2"/></text:p>
      <text:p text:style-name="P66"><text:span text:style-name="T2">Μακρύ μονοπάτι</text:span></text:p>
      <text:p text:style-name="P59"><text:span text:style-name="T2"/></text:p>
      <text:p text:style-name="P71"><text:span text:style-name="T2">Είσοδος: Μη κατευθυνόμενο συνεκτικό γράφημα <text:s/></text:span><text:span text:style-name="T2"><draw:frame draw:style-name="fr2" draw:name="Object57" text:anchor-type="as-char" svg:y="-0.152in" svg:width="0.6626in" svg:height="0.2in" draw:z-index="56"><draw:object xlink:href="./Object 57" xlink:type="simple" xlink:show="embed" xlink:actuate="onLoad"/><draw:image xlink:href="./ObjectReplacements/Object 57" xlink:type="simple" xlink:show="embed" xlink:actuate="onLoad"/></draw:frame></text:span></text:p>
      <text:p text:style-name="P72"><text:span text:style-name="T2">Έξοδος: Υπάρχει στο G μονοπάτι με μήκος τουλάχιστον </text:span><text:span text:style-name="T2"><draw:frame draw:style-name="fr2" draw:name="Object58" text:anchor-type="as-char" svg:y="-0.1484in" svg:width="0.4417in" svg:height="0.1846in" draw:z-index="57"><draw:object xlink:href="./Object 58" xlink:type="simple" xlink:show="embed" xlink:actuate="onLoad"/><draw:image xlink:href="./ObjectReplacements/Object 58" xlink:type="simple" xlink:show="embed" xlink:actuate="onLoad"/></draw:frame></text:span><text:span text:style-name="T2">;</text:span></text:p>
      <text:p text:style-name="P72"><text:span text:style-name="T2"/></text:p>
      <text:p text:style-name="P72"><text:span text:style-name="T2">Το πρόβλημα ανήκει στο NP καθώς αν μας δοθεί το μονοπάτι μπορούμε να ελέγξουμε σε γραμμικό χρόνο το μήκος του.</text:span></text:p>
      <text:p text:style-name="P72"><text:span text:style-name="T2"/></text:p>
      <text:p text:style-name="P72"><text:span text:style-name="T2">Το πρόβλημα είναι NP-hard γιατί υπάρχει πολυωνυμική αναγωγή στο πρόβλημα κύκλου Hamilton.</text:span></text:p>
      <text:p text:style-name="P72"><text:span text:style-name="T2"/></text:p>
      <text:p text:style-name="P72"><text:span text:style-name="T2">Έστω παραγόμενο γράφημα </text:span><text:span text:style-name="T2"><draw:frame draw:style-name="fr2" draw:name="Object59" text:anchor-type="as-char" svg:y="-0.152in" svg:width="0.8783in" svg:height="0.2in" draw:z-index="58"><draw:object xlink:href="./Object 59" xlink:type="simple" xlink:show="embed" xlink:actuate="onLoad"/><draw:image xlink:href="./ObjectReplacements/Object 59" xlink:type="simple" xlink:show="embed" xlink:actuate="onLoad"/></draw:frame></text:span><text:span text:style-name="T2"><text:s/>με </text:span><text:span text:style-name="T2"><draw:frame draw:style-name="fr2" draw:name="Object60" text:anchor-type="as-char" svg:y="-0.1484in" svg:width="0.8201in" svg:height="0.1846in" draw:z-index="59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2">, </text:span><text:span text:style-name="T26">το οποίο προκύπτει αφαιρώντας </text:span><text:span text:style-name="T26"><draw:frame draw:style-name="fr2" draw:name="Object62" text:anchor-type="as-char" svg:y="-0.152in" svg:width="0.7374in" svg:height="0.2in" draw:z-index="61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26">κορυφές από το G, μαζί με τις προσπίπτουσες σε αυτές ακμές</text:span><text:span text:style-name="T2">. Θα δείξουμε ότι αν υπάρχει κύκλος Hamilton στο G΄ , τότε υπάρχει απλό μονοπάτι μήκους με τουλάχιστον </text:span><text:span text:style-name="T2"><draw:frame draw:style-name="fr2" draw:name="Object61" text:anchor-type="as-char" svg:y="-0.1484in" svg:width="0.4417in" svg:height="0.1846in" draw:z-index="60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2">κορυφές.</text:span></text:p>
      <text:p text:style-name="P72"><text:span text:style-name="T2"/></text:p>
      <text:p text:style-name="P73"><text:span text:style-name="T2">Έστω ότι στο G΄ υπ</text:span><text:span text:style-name="T26">άρχει κύκλος Ηamilton. Τότε υπάρχει μονοπάτι που διέρχεται από όλες τις κορυφές του G΄ μια μόνο φορά, δηλαδή έχει μέγεθος </text:span><text:span text:style-name="T26"><draw:frame draw:style-name="fr2" draw:name="Object63" text:anchor-type="as-char" svg:y="-0.1484in" svg:width="0.4417in" svg:height="0.1846in" draw:z-index="62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26">κορυφές. Επειδή το G΄ είναι παραγόμενο του G το ίδιο μονοπάτι ικανοποιεί και την συνθήκη για τον G.</text:span></text:p>
      <text:p text:style-name="P73"><text:span text:style-name="T26"/></text:p>
      <text:p text:style-name="P73"><text:span text:style-name="T26">Αντίστροφα, έστω ότι υπάρχει απλό μονοπάτι που διέρχεται από </text:span><text:span text:style-name="T26"><draw:frame draw:style-name="fr2" draw:name="Object64" text:anchor-type="as-char" svg:y="-0.1484in" svg:width="0.4417in" svg:height="0.1846in" draw:z-index="63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26">κορυφές. Επειδή είναι απλό διέρχεται από κάθε κορυφή μια μόνο φορά. Οπότε το ίδιο μονοπάτι είναι κύκλος Hamilton στο G΄.</text:span></text:p>
      <text:p text:style-name="P73"><text:span text:style-name="T26"/></text:p>
      <text:p text:style-name="P74"><text:span text:style-name="T2">Άρα το πρόβλημα είναι NP-πλήρες.</text:span></text:p>
      <text:p text:style-name="P60"><text:span text:style-name="T2"/></text:p>
      <text:p text:style-name="P62"><text:span text:style-name="T2">Ικανοποιησιμότητα με περιορισμούς</text:span></text:p>
      <text:p text:style-name="P62"><text:soft-page-break/><text:span text:style-name="T19"/></text:p>
      <text:p text:style-name="P63"><text:span text:style-name="T19">Είσοδος : Λογική πρόταση </text:span><text:span text:style-name="T19"><draw:frame draw:style-name="fr2" draw:name="Object50" text:anchor-type="as-char" svg:y="-0.172in" svg:width="1.8154in" svg:height="0.2327in" draw:z-index="49"><draw:object xlink:href="./Object 50" xlink:type="simple" xlink:show="embed" xlink:actuate="onLoad"/><draw:image xlink:href="./ObjectReplacements/Object 50" xlink:type="simple" xlink:show="embed" xlink:actuate="onLoad"/></draw:frame></text:span><text:span text:style-name="T19">σε μορφή 4-CNF.</text:span></text:p>
      <text:p text:style-name="P63"><text:span text:style-name="T19">Έξοδος: Υπάρχει λογική ανάθεση τιμών ώστε κάθε όρος</text:span><text:span text:style-name="T19"><draw:frame draw:style-name="fr2" draw:name="Object51" text:anchor-type="as-char" svg:y="-0.152in" svg:width="1.2571in" svg:height="0.2134in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19"> να περιέχει τουλάχιστον ένα ψευδές και ένα αληθές literal;</text:span></text:p>
      <text:p text:style-name="P63"><text:span text:style-name="T19"/></text:p>
      <text:p text:style-name="P64"><text:span text:style-name="T19">Το πρόβλημα ανήκει στο ΝP , γιατί αν δοθεί η ανάθεση μπορούμε να την επαληθεύσουμε σε γραμμικό χρόνο.</text:span></text:p>
      <text:p text:style-name="P64"><text:span text:style-name="T19"/></text:p>
      <text:p text:style-name="P64"><text:span text:style-name="T19">Το πρόβλημα είναι NP-hard γιατί υπάρχει πολυωνυμική αναγωγή από το 3-SAT.</text:span></text:p>
      <text:p text:style-name="P64"><text:span text:style-name="T19"/></text:p>
      <text:p text:style-name="P64"><text:span text:style-name="T19">Έστω </text:span><text:span text:style-name="T19"><draw:frame draw:style-name="fr2" draw:name="Object52" text:anchor-type="as-char" svg:y="-0.172in" svg:width="1.5134in" svg:height="0.2327in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19">σε μορφή 3-CNF και θέλουμε να ελέγξουμε αν υπάρχει ανάθεση τιμών που να την ικανοποιεί, δηλαδή να υπάρχει τουλάχιστον ένα αληθές literal.</text:span></text:p>
      <text:p text:style-name="P64"><text:span text:style-name="T19"/></text:p>
      <text:p text:style-name="P64"><text:span text:style-name="T19">Έστω </text:span><text:span text:style-name="T19"><draw:frame draw:style-name="fr2" draw:name="Object53" text:anchor-type="as-char" svg:y="-0.172in" svg:width="1.802in" svg:height="0.2327in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19">. Θα δείξουμε ότι αν υπάρχει </text:span><text:span text:style-name="T20">ανάθεση που να ικανοποιεί τον περιορισμό για <text:s/>φ΄ τότε η φ είναι ικανοποιήσιμη και το αντίστροφο. <text:s/></text:span></text:p>
      <text:list xml:id="list3335768827" text:style-name="L10">
        <text:list-item>
          <text:p text:style-name="P49"><text:span text:style-name="T20">Ευθύ:</text:span></text:p>
        </text:list-item>
      </text:list>
      <text:p text:style-name="P67"><text:span text:style-name="T19">Αν υπάρχει μια ανάθεση για την φ΄ που <text:s/>ικανοποιεί τον περιορισμό , τότε αν z=false η ίδια ανάθεση ικανοποιεί την φ, σε διαφορετική περίπτωση ικανοποιεί την αντίθετη της.</text:span></text:p>
      <text:list xml:id="list969314242" text:style-name="L11">
        <text:list-item>
          <text:p text:style-name="P50"><text:span text:style-name="T20">Αντίστροφο </text:span></text:p>
        </text:list-item>
      </text:list>
      <text:p text:style-name="P67"><text:span text:style-name="T19">Αν υπάρχει ανάθεση που ικανοποιεί την φ, τότε υπάρχει τουλάχιστον ένα literal αληθές. Οπότε θέτοντας z=false ικανοποιείται ο περιορισμός του φ΄.</text:span></text:p>
      <text:p text:style-name="P67"><text:span text:style-name="T19"/></text:p>
      <text:p text:style-name="P67"><text:span text:style-name="T19">Άρα το πρόβλημα είναι NP-πλήρες.</text:span></text:p>
      <text:p text:style-name="P67"><text:span text:style-name="T19"/></text:p>
      <text:p text:style-name="P65"><text:span text:style-name="T2">Επιλογή ανεξαρτήτων υποσυνόλων</text:span></text:p>
      <text:p text:style-name="P68"><text:span text:style-name="T2"/></text:p>
      <text:p text:style-name="P69"><text:span text:style-name="T2">Είσοδος : Συλλογή </text:span><text:span text:style-name="T2"><draw:frame draw:style-name="fr2" draw:name="Object54" text:anchor-type="as-char" svg:y="-0.1484in" svg:width="0.961in" svg:height="0.2091in" draw:z-index="53"><draw:object xlink:href="./Object 54" xlink:type="simple" xlink:show="embed" xlink:actuate="onLoad"/><draw:image xlink:href="./ObjectReplacements/Object 54" xlink:type="simple" xlink:show="embed" xlink:actuate="onLoad"/></draw:frame></text:span><text:span text:style-name="T2">ενός υποσυνόλου U με n στοιχεία και φυσικός αριθμός </text:span><text:span text:style-name="T2"><draw:frame draw:style-name="fr2" draw:name="Object55" text:anchor-type="as-char" svg:y="-0.1484in" svg:width="0.8193in" svg:height="0.1839in" draw:z-index="54"><draw:object xlink:href="./Object 55" xlink:type="simple" xlink:show="embed" xlink:actuate="onLoad"/><draw:image xlink:href="./ObjectReplacements/Object 55" xlink:type="simple" xlink:show="embed" xlink:actuate="onLoad"/></draw:frame></text:span></text:p>
      <text:p text:style-name="P69"><text:span text:style-name="T2">Έξοδος : Υπάρχουν k υποσύνολα που να είναι, ανά δύο, ξένα μεταξύ τους;</text:span></text:p>
      <text:p text:style-name="P69"><text:span text:style-name="T2"/></text:p>
      <text:p text:style-name="P69"><text:span text:style-name="T2">Το πρόβλημα ανήκει στο NP γιατί αν μας δοθούν τα υποσύνολα μπορούμε να τα ελέγξουμε αν ικανοποιούν την συνθήκη σε πολυωνιμηκό χρόνο.</text:span></text:p>
      <text:p text:style-name="P69"><text:span text:style-name="T2"/></text:p>
      <text:p text:style-name="P69"><text:span text:style-name="T2">Το πρόβλημα είναι NP-hard γιατί υπάρχει </text:span><text:span text:style-name="T21">πολυωνυμική </text:span><text:span text:style-name="T2">αναγωγή από το ΜΙS.</text:span></text:p>
      <text:p text:style-name="P69"><text:span text:style-name="T2"/></text:p>
      <text:p text:style-name="P69"><text:span text:style-name="T2"><text:s/></text:span><text:span text:style-name="T22">Για κάθε κόμβο του γραφήματος </text:span><text:span text:style-name="T22"><draw:frame draw:style-name="fr2" draw:name="Object56" text:anchor-type="as-char" svg:y="-0.152in" svg:width="0.6626in" svg:height="0.2in" draw:z-index="55"><draw:object xlink:href="./Object 56" xlink:type="simple" xlink:show="embed" xlink:actuate="onLoad"/><draw:image xlink:href="./ObjectReplacements/Object 56" xlink:type="simple" xlink:show="embed" xlink:actuate="onLoad"/></draw:frame></text:span><text:span text:style-name="T22">δημιουργούμε ένα υποσύνολο στο S, στο οποίο προσθέτουμε όλες τις προσπίπτουσες ακμές του κόμβου στο G. Το υποσύνολο U είναι το σύνολο των ακμών Ε. Θα δείξουμε ό</text:span><text:span text:style-name="T23">τι η τιμή του k είναι η αντίστοιχη με αυτή για το MIS.</text:span></text:p>
      <text:p text:style-name="P69"><text:span text:style-name="T23"/></text:p>
      <text:p text:style-name="P70"><text:span text:style-name="T2">Έστω ότι έχουμε τουλάχιστον k ανεξάρτητες </text:span><text:span text:style-name="T24">κορυφές</text:span><text:span text:style-name="T2">, δηλαδή κανένα ζευγάρι κορυφών δεν έχει κοινές ακμές. Οπότε και τα σύνολα που παράγονται από αυτές τις κορυφές, θα είναι ανεξάρτητα μεταξύ τους και τουλάχιστον k σε αριθμό.</text:span></text:p>
      <text:p text:style-name="P70"><text:span text:style-name="T2"/></text:p>
      <text:p text:style-name="P70"><text:span text:style-name="T2">Αντίστροφα, έστω ότι έχουμε τουλάχιστον k ανεξάρτητα υποσύνολα στο U. Τότε οι κορυφές που αντιστοιχούν σε αυτά τα υποσύνολα δεν θα έχουν καμία κοινή ακμή. Άρα θα έχουμε τουλάχιστον k ανεξάρτητες κορυφές.</text:span></text:p>
      <text:p text:style-name="P70"><text:span text:style-name="T2"/></text:p>
      <text:p text:style-name="P70"><text:span text:style-name="T2">Αρά το πρόβλημα είναι NP-πλήρες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6T19:15:20.366310677</meta:creation-date>
    <dc:date>2020-02-17T02:59:41.440396411</dc:date>
    <meta:editing-duration>PT43M47S</meta:editing-duration>
    <meta:editing-cycles>8</meta:editing-cycles>
    <meta:generator>LibreOffice/6.0.7.3$Linux_X86_64 LibreOffice_project/00m0$Build-3</meta:generator>
    <meta:document-statistic meta:table-count="0" meta:image-count="0" meta:object-count="65" meta:page-count="5" meta:paragraph-count="94" meta:word-count="1918" meta:character-count="11414" meta:non-whitespace-character-count="9516"/>
  </office:meta>
</office:document-meta>
</file>

<file path=Object 1/content.xml><?xml version="1.0" encoding="utf-8"?>
<math xmlns="http://www.w3.org/1998/Math/MathML" display="block">
  <semantics>
    <mrow>
      <mi>G</mi>
      <mrow>
        <mo fence="true" stretchy="false">(</mo>
        <mrow>
          <mrow>
            <mi>V</mi>
            <mi>,</mi>
            <mi>E</mi>
            <mi>,</mi>
            <mi>w</mi>
          </mrow>
        </mrow>
        <mo fence="true" stretchy="false">)</mo>
      </mrow>
    </mrow>
    <annotation encoding="StarMath 5.0">G( 	V,E,w )</annotation>
  </semantics>
</math>
</file>

<file path=Object 10/content.xml><?xml version="1.0" encoding="utf-8"?>
<math xmlns="http://www.w3.org/1998/Math/MathML" display="block">
  <semantics>
    <mrow>
      <mi>d</mi>
      <mi>'</mi>
      <mrow>
        <mrow>
          <mo fence="true" stretchy="false">(</mo>
          <mrow>
            <mrow>
              <msub>
                <mi>u</mi>
                <mi>i</mi>
              </msub>
              <mi>,</mi>
              <msub>
                <mi>u</mi>
                <mi>j</mi>
              </msub>
            </mrow>
          </mrow>
          <mo fence="true" stretchy="false">)</mo>
        </mrow>
        <mo stretchy="false">=</mo>
        <mi>d</mi>
      </mrow>
      <mrow>
        <mrow>
          <mo fence="true" stretchy="false">(</mo>
          <mrow>
            <mrow>
              <msub>
                <mi>u</mi>
                <mi>i</mi>
              </msub>
              <mi>,</mi>
              <mi>x</mi>
            </mrow>
          </mrow>
          <mo fence="true" stretchy="false">)</mo>
        </mrow>
        <mo stretchy="false">+</mo>
        <mi>w</mi>
      </mrow>
      <mi>'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i>d</mi>
      </mrow>
      <mrow>
        <mo fence="true" stretchy="false">(</mo>
        <mrow>
          <mrow>
            <mi>y</mi>
            <mi>,</mi>
            <msub>
              <mi>u</mi>
              <mi>j</mi>
            </msub>
          </mrow>
        </mrow>
        <mo fence="true" stretchy="false">)</mo>
      </mrow>
    </mrow>
    <annotation encoding="StarMath 5.0">d'(u_i,u_j) = d(u_i,x)+w'(x,y)+d(y,u_j)</annotation>
  </semantics>
</math>
</file>

<file path=Object 11/content.xml><?xml version="1.0" encoding="utf-8"?>
<math xmlns="http://www.w3.org/1998/Math/MathML" display="block">
  <semantics>
    <mrow>
      <mi>d</mi>
      <mi>'</mi>
      <mrow>
        <mrow>
          <mo fence="true" stretchy="false">(</mo>
          <mrow>
            <mrow>
              <msub>
                <mi>u</mi>
                <mi>i</mi>
              </msub>
              <mi>,</mi>
              <msub>
                <mi>u</mi>
                <mi>j</mi>
              </msub>
            </mrow>
          </mrow>
          <mo fence="true" stretchy="false">)</mo>
        </mrow>
        <mo stretchy="false">&lt;</mo>
        <mi>d</mi>
      </mrow>
      <mrow>
        <mo fence="true" stretchy="false">(</mo>
        <mrow>
          <mrow>
            <msub>
              <mi>u</mi>
              <mi>i</mi>
            </msub>
            <mi>,</mi>
            <msub>
              <mi>u</mi>
              <mi>j</mi>
            </msub>
          </mrow>
        </mrow>
        <mo fence="true" stretchy="false">)</mo>
      </mrow>
    </mrow>
    <annotation encoding="StarMath 5.0">d'(u_i,u_j)&lt;d(u_i,u_j) </annotation>
  </semantics>
</math>
</file>

<file path=Object 12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sub>
                <mi>u</mi>
                <mi>i</mi>
              </msub>
              <mi>,</mi>
              <msub>
                <mi>u</mi>
                <mi>j</mi>
              </msub>
            </mrow>
          </mrow>
          <mo fence="true" stretchy="false">)</mo>
        </mrow>
        <mo stretchy="false">=</mo>
        <mi>d</mi>
      </mrow>
      <mi>'</mi>
      <mrow>
        <mo fence="true" stretchy="false">(</mo>
        <mrow>
          <mrow>
            <msub>
              <mi>u</mi>
              <mi>i</mi>
            </msub>
            <mi>,</mi>
            <msub>
              <mi>u</mi>
              <mi>j</mi>
            </msub>
          </mrow>
        </mrow>
        <mo fence="true" stretchy="false">)</mo>
      </mrow>
    </mrow>
    <annotation encoding="StarMath 5.0">d(u_i,u_j)=d'(u_i,u_j) </annotation>
  </semantics>
</math>
</file>

<file path=Object 13/content.xml><?xml version="1.0" encoding="utf-8"?>
<math xmlns="http://www.w3.org/1998/Math/MathML" display="block">
  <semantics>
    <mrow>
      <mi>d</mi>
      <mrow>
        <mo fence="true" stretchy="false">(</mo>
        <mrow>
          <mrow>
            <msub>
              <mi>u</mi>
              <mi>i</mi>
            </msub>
            <mi>,</mi>
            <msub>
              <mi>u</mi>
              <mi>j</mi>
            </msub>
          </mrow>
        </mrow>
        <mo fence="true" stretchy="false">)</mo>
      </mrow>
    </mrow>
    <annotation encoding="StarMath 5.0">d( u_i,u_j )</annotation>
  </semantics>
</math>
</file>

<file path=Object 14/content.xml><?xml version="1.0" encoding="utf-8"?>
<math xmlns="http://www.w3.org/1998/Math/MathML" display="block">
  <semantics>
    <mrow>
      <mi>O</mi>
      <mrow>
        <mo fence="true" stretchy="false">(</mo>
        <mrow>
          <mn>1</mn>
        </mrow>
        <mo fence="true" stretchy="false">)</mo>
      </mrow>
    </mrow>
    <annotation encoding="StarMath 5.0">O( 1 )</annotation>
  </semantics>
</math>
</file>

<file path=Object 15/content.xml><?xml version="1.0" encoding="utf-8"?>
<math xmlns="http://www.w3.org/1998/Math/MathML" display="block">
  <semantics>
    <msup>
      <mi>n</mi>
      <mn>2</mn>
    </msup>
    <annotation encoding="StarMath 5.0">n^2</annotation>
  </semantics>
</math>
</file>

<file path=Object 16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 n^2 )</annotation>
  </semantics>
</math>
</file>

<file path=Object 17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sub>
                <mi>u</mi>
                <mi>i</mi>
              </msub>
              <mi>,</mi>
              <msub>
                <mi>u</mi>
                <mi>j</mi>
              </msub>
            </mrow>
          </mrow>
          <mo fence="true" stretchy="false">)</mo>
        </mrow>
        <mo stretchy="false">=</mo>
        <mi>d</mi>
      </mrow>
      <mi>'</mi>
      <mrow>
        <mrow>
          <mo fence="true" stretchy="false">(</mo>
          <mrow>
            <mrow>
              <msub>
                <mi>u</mi>
                <mi>i</mi>
              </msub>
              <mi>,</mi>
              <msub>
                <mi>u</mi>
                <mi>j</mi>
              </msub>
            </mrow>
          </mrow>
          <mo fence="true" stretchy="false">)</mo>
        </mrow>
        <mo stretchy="false">=</mo>
        <mi>d</mi>
      </mrow>
      <mrow>
        <mrow>
          <mo fence="true" stretchy="false">(</mo>
          <mrow>
            <mrow>
              <msub>
                <mi>u</mi>
                <mi>i</mi>
              </msub>
              <mi>,</mi>
              <mi>x</mi>
            </mrow>
          </mrow>
          <mo fence="true" stretchy="false">)</mo>
        </mrow>
        <mo stretchy="false">+</mo>
        <mi>w</mi>
      </mrow>
      <mi>'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i>d</mi>
      </mrow>
      <mrow>
        <mo fence="true" stretchy="false">(</mo>
        <mrow>
          <mrow>
            <mi>y</mi>
            <mi>,</mi>
            <msub>
              <mi>u</mi>
              <mi>j</mi>
            </msub>
          </mrow>
        </mrow>
        <mo fence="true" stretchy="false">)</mo>
      </mrow>
    </mrow>
    <annotation encoding="StarMath 5.0">d(u_i,u_j)=d'(u_i,u_j) = d(u_i,x)+w'(x,y)+d(y,u_j)</annotation>
  </semantics>
</math>
</file>

<file path=Object 18/content.xml><?xml version="1.0" encoding="utf-8"?>
<math xmlns="http://www.w3.org/1998/Math/MathML" display="block">
  <semantics>
    <mrow>
      <mi>d</mi>
      <mrow>
        <mo fence="true" stretchy="false">(</mo>
        <mrow>
          <mrow>
            <msub>
              <mi>u</mi>
              <mi>i</mi>
            </msub>
            <mi>,</mi>
            <msub>
              <mi>u</mi>
              <mi>j</mi>
            </msub>
          </mrow>
        </mrow>
        <mo fence="true" stretchy="false">)</mo>
      </mrow>
    </mrow>
    <annotation encoding="StarMath 5.0">d( u_i,u_j )</annotation>
  </semantics>
</math>
</file>

<file path=Object 19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sub>
                <mi>u</mi>
                <mi>i</mi>
              </msub>
              <mi>,</mi>
              <msub>
                <mi>u</mi>
                <mi>j</mi>
              </msub>
            </mrow>
          </mrow>
          <mo fence="true" stretchy="false">)</mo>
        </mrow>
        <mo stretchy="false">&lt;</mo>
        <mi>d</mi>
      </mrow>
      <mrow>
        <mrow>
          <mo fence="true" stretchy="false">(</mo>
          <mrow>
            <mrow>
              <msub>
                <mi>u</mi>
                <mi>i</mi>
              </msub>
              <mi>,</mi>
              <mi>x</mi>
            </mrow>
          </mrow>
          <mo fence="true" stretchy="false">)</mo>
        </mrow>
        <mo stretchy="false">+</mo>
        <mi>w</mi>
      </mrow>
      <mi>'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i>d</mi>
      </mrow>
      <mrow>
        <mo fence="true" stretchy="false">(</mo>
        <mrow>
          <mrow>
            <mi>y</mi>
            <mi>,</mi>
            <msub>
              <mi>u</mi>
              <mi>j</mi>
            </msub>
          </mrow>
        </mrow>
        <mo fence="true" stretchy="false">)</mo>
      </mrow>
    </mrow>
    <annotation encoding="StarMath 5.0">d(u_i,u_j) &lt; d(u_i,x)+w'(x,y)+d(y,u_j)</annotation>
  </semantics>
</math>
</file>

<file path=Object 2/content.xml><?xml version="1.0" encoding="utf-8"?>
<math xmlns="http://www.w3.org/1998/Math/MathML" display="block">
  <semantics>
    <mrow>
      <mi>d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d( u,v )</annotation>
  </semantics>
</math>
</file>

<file path=Object 20/content.xml><?xml version="1.0" encoding="utf-8"?>
<math xmlns="http://www.w3.org/1998/Math/MathML" display="block">
  <semantics>
    <mrow>
      <mi>d</mi>
      <mrow>
        <mo fence="true" stretchy="false">(</mo>
        <mrow>
          <mrow>
            <msub>
              <mi>u</mi>
              <mi>i</mi>
            </msub>
            <mi>,</mi>
            <msub>
              <mi>u</mi>
              <mi>j</mi>
            </msub>
          </mrow>
        </mrow>
        <mo fence="true" stretchy="false">)</mo>
      </mrow>
    </mrow>
    <annotation encoding="StarMath 5.0">d( u_i,u_j )</annotation>
  </semantics>
</math>
</file>

<file path=Object 21/content.xml><?xml version="1.0" encoding="utf-8"?>
<math xmlns="http://www.w3.org/1998/Math/MathML" display="block">
  <semantics>
    <mrow>
      <mrow>
        <msub>
          <mi>x</mi>
          <mi>i</mi>
        </msub>
        <mo stretchy="false">−</mo>
        <msub>
          <mi>x</mi>
          <mi>j</mi>
        </msub>
      </mrow>
      <mo stretchy="false">≤</mo>
      <msub>
        <mi>b</mi>
        <mi mathvariant="italic">ij</mi>
      </msub>
    </mrow>
    <annotation encoding="StarMath 5.0">x_i-x_j&lt;= b_ij</annotation>
  </semantics>
</math>
</file>

<file path=Object 22/content.xml><?xml version="1.0" encoding="utf-8"?>
<math xmlns="http://www.w3.org/1998/Math/MathML" display="block">
  <semantics>
    <mrow>
      <mrow>
        <mn>1</mn>
        <mo stretchy="false">≤</mo>
        <mi>i</mi>
      </mrow>
      <mi>,</mi>
      <mrow>
        <mi>j</mi>
        <mo stretchy="false">≤</mo>
        <mi>n</mi>
      </mrow>
    </mrow>
    <annotation encoding="StarMath 5.0">1&lt;=i,j&lt;=n</annotation>
  </semantics>
</math>
</file>

<file path=Object 23/content.xml><?xml version="1.0" encoding="utf-8"?>
<math xmlns="http://www.w3.org/1998/Math/MathML" display="block">
  <semantics>
    <mrow>
      <mi>G</mi>
      <mrow>
        <mo fence="true" stretchy="false">(</mo>
        <mrow>
          <mrow>
            <mi>V</mi>
            <mi>,</mi>
            <mi>E</mi>
          </mrow>
        </mrow>
        <mo fence="true" stretchy="false">)</mo>
      </mrow>
    </mrow>
    <annotation encoding="StarMath 5.0">G( V,E)</annotation>
  </semantics>
</math>
</file>

<file path=Object 24/content.xml><?xml version="1.0" encoding="utf-8"?>
<math xmlns="http://www.w3.org/1998/Math/MathML" display="block">
  <semantics>
    <mrow>
      <mrow>
        <mrow>
          <msub>
            <mi>x</mi>
            <mn>1</mn>
          </msub>
          <mo stretchy="false">−</mo>
          <msub>
            <mi>x</mi>
            <mn>2</mn>
          </msub>
          <mo stretchy="false">+</mo>
          <msub>
            <mi>x</mi>
            <mn>2</mn>
          </msub>
          <mo stretchy="false">−</mo>
          <msub>
            <mi>x</mi>
            <mn>3</mn>
          </msub>
          <mo stretchy="false">+</mo>
          <mn>...</mn>
          <mo stretchy="false">+</mo>
          <msub>
            <mi>x</mi>
            <mrow>
              <mi>k</mi>
              <mo stretchy="false">−</mo>
              <mn>1</mn>
            </mrow>
          </msub>
          <mo stretchy="false">−</mo>
          <msub>
            <mi>x</mi>
            <mi>k</mi>
          </msub>
          <mo stretchy="false">+</mo>
          <msub>
            <mi>x</mi>
            <mi>k</mi>
          </msub>
          <mo stretchy="false">−</mo>
          <msub>
            <mi>x</mi>
            <mn>1</mn>
          </msub>
        </mrow>
        <mo stretchy="false">≤</mo>
        <mrow>
          <msub>
            <mi>b</mi>
            <mn>12</mn>
          </msub>
          <mo stretchy="false">+</mo>
          <msub>
            <mi>b</mi>
            <mn>23</mn>
          </msub>
          <mo stretchy="false">+</mo>
          <mn>...</mn>
          <mo stretchy="false">+</mo>
          <msub>
            <mi>b</mi>
            <mrow>
              <mi>k</mi>
              <mn>1</mn>
            </mrow>
          </msub>
        </mrow>
      </mrow>
      <mo stretchy="false">⇔</mo>
      <mrow>
        <mn>0</mn>
        <mo stretchy="false">≤</mo>
        <mrow>
          <msub>
            <mi>b</mi>
            <mn>12</mn>
          </msub>
          <mo stretchy="false">+</mo>
          <msub>
            <mi>b</mi>
            <mn>23</mn>
          </msub>
          <mo stretchy="false">+</mo>
          <mn>...</mn>
          <mo stretchy="false">+</mo>
          <msub>
            <mi>b</mi>
            <mrow>
              <mi>k</mi>
              <mn>1</mn>
            </mrow>
          </msub>
        </mrow>
      </mrow>
    </mrow>
    <annotation encoding="StarMath 5.0">x_1-x_2+x_2-x_3+...+x_{k-1 }-x_k+x_k-x_1&lt;=b_12+b_23+...+b_k1  dlrarrow 0&lt;=b_12+b_23+...+b_k1</annotation>
  </semantics>
</math>
</file>

<file path=Object 25/content.xml><?xml version="1.0" encoding="utf-8"?>
<math xmlns="http://www.w3.org/1998/Math/MathML" display="block">
  <semantics>
    <mrow>
      <mrow>
        <msub>
          <mi>b</mi>
          <mn>12</mn>
        </msub>
        <mo stretchy="false">+</mo>
        <msub>
          <mi>b</mi>
          <mn>23</mn>
        </msub>
        <mo stretchy="false">+</mo>
        <mn>...</mn>
        <mo stretchy="false">+</mo>
        <msub>
          <mi>b</mi>
          <mrow>
            <mi>k</mi>
            <mn>1</mn>
          </mrow>
        </msub>
      </mrow>
      <mo stretchy="false">&lt;</mo>
      <mn>0</mn>
    </mrow>
    <annotation encoding="StarMath 5.0">b_12+b_23+...+b_k1&lt;0</annotation>
  </semantics>
</math>
</file>

<file path=Object 26/content.xml><?xml version="1.0" encoding="utf-8"?>
<math xmlns="http://www.w3.org/1998/Math/MathML" display="block">
  <semantics>
    <mrow>
      <mn>0</mn>
      <mo stretchy="false">≤</mo>
      <mrow>
        <msub>
          <mi>b</mi>
          <mn>12</mn>
        </msub>
        <mo stretchy="false">+</mo>
        <msub>
          <mi>b</mi>
          <mn>23</mn>
        </msub>
        <mo stretchy="false">+</mo>
        <mn>...</mn>
        <mo stretchy="false">+</mo>
        <msub>
          <mi>b</mi>
          <mrow>
            <mi>k</mi>
            <mn>1</mn>
          </mrow>
        </msub>
      </mrow>
      <mo stretchy="false">&lt;</mo>
      <mn>0</mn>
    </mrow>
    <annotation encoding="StarMath 5.0">0&lt;=b_12+b_23+...+b_k1&lt;0</annotation>
  </semantics>
</math>
</file>

<file path=Object 27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s</mi>
              <mi>,</mi>
              <msub>
                <mi>u</mi>
                <mi>i</mi>
              </msub>
            </mrow>
          </mrow>
          <mo fence="true" stretchy="false">)</mo>
        </mrow>
        <mo stretchy="false">≤</mo>
        <mi>d</mi>
      </mrow>
      <mrow>
        <mrow>
          <mo fence="true" stretchy="false">(</mo>
          <mrow>
            <mrow>
              <mi>s</mi>
              <mi>,</mi>
              <msub>
                <mi>u</mi>
                <mi>j</mi>
              </msub>
            </mrow>
          </mrow>
          <mo fence="true" stretchy="false">)</mo>
        </mrow>
        <mo stretchy="false">+</mo>
        <mi>w</mi>
      </mrow>
      <mrow>
        <mo fence="true" stretchy="false">(</mo>
        <mrow>
          <mrow>
            <msub>
              <mi>u</mi>
              <mi>i</mi>
            </msub>
            <mi>,</mi>
            <msub>
              <mi>u</mi>
              <mi>j</mi>
            </msub>
          </mrow>
        </mrow>
        <mo fence="true" stretchy="false">)</mo>
      </mrow>
      <mo stretchy="false">⇔</mo>
      <mi>d</mi>
      <mrow>
        <mrow>
          <mo fence="true" stretchy="false">(</mo>
          <mrow>
            <mrow>
              <mi>s</mi>
              <mi>,</mi>
              <msub>
                <mi>u</mi>
                <mi>i</mi>
              </msub>
            </mrow>
          </mrow>
          <mo fence="true" stretchy="false">)</mo>
        </mrow>
        <mo stretchy="false">−</mo>
        <mi>d</mi>
      </mrow>
      <mrow>
        <mrow>
          <mo fence="true" stretchy="false">(</mo>
          <mrow>
            <mrow>
              <mi>s</mi>
              <mi>,</mi>
              <msub>
                <mi>u</mi>
                <mi>j</mi>
              </msub>
            </mrow>
          </mrow>
          <mo fence="true" stretchy="false">)</mo>
        </mrow>
        <mo stretchy="false">≤</mo>
        <mi>w</mi>
      </mrow>
      <mrow>
        <mo fence="true" stretchy="false">(</mo>
        <mrow>
          <mrow>
            <msub>
              <mi>u</mi>
              <mi>i</mi>
            </msub>
            <mi>,</mi>
            <msub>
              <mi>u</mi>
              <mi>j</mi>
            </msub>
          </mrow>
        </mrow>
        <mo fence="true" stretchy="false">)</mo>
      </mrow>
      <mo stretchy="false">⇔</mo>
      <mrow>
        <mrow>
          <msub>
            <mi>x</mi>
            <mi>i</mi>
          </msub>
          <mo stretchy="false">−</mo>
          <msub>
            <mi>x</mi>
            <mi>j</mi>
          </msub>
        </mrow>
        <mo stretchy="false">≤</mo>
        <msub>
          <mi>b</mi>
          <mi mathvariant="italic">ij</mi>
        </msub>
      </mrow>
    </mrow>
    <annotation encoding="StarMath 5.0">d( s,u_i )&lt;= d( s,u_j )+w( u_i,u_j ) dlrarrow d( s,u_i )-d( s,u_j )&lt;=w( u_i,u_j ) dlrarrow x_i-x_j&lt;=b_ij</annotation>
  </semantics>
</math>
</file>

<file path=Object 28/content.xml><?xml version="1.0" encoding="utf-8"?>
<math xmlns="http://www.w3.org/1998/Math/MathML" display="block">
  <semantics>
    <mrow>
      <mi>O</mi>
      <mrow>
        <mrow>
          <mo fence="true" stretchy="false">(</mo>
          <mrow>
            <mrow>
              <mi>n</mi>
              <mo stretchy="false">∗</mo>
              <mrow>
                <mo fence="true" stretchy="false">(</mo>
                <mrow>
                  <mrow>
                    <mi>n</mi>
                    <mo stretchy="false">+</mo>
                    <mi>m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sup>
              <mi>n</mi>
              <mn>2</mn>
            </msup>
            <mo stretchy="false">+</mo>
            <mrow>
              <mi>n</mi>
              <mo stretchy="false">∗</mo>
              <mi>m</mi>
            </mrow>
          </mrow>
        </mrow>
        <mo fence="true" stretchy="false">)</mo>
      </mrow>
    </mrow>
    <annotation encoding="StarMath 5.0">O( n*(n+m) )=O( n^2+n*m )</annotation>
  </semantics>
</math>
</file>

<file path=Object 29/content.xml><?xml version="1.0" encoding="utf-8"?>
<math xmlns="http://www.w3.org/1998/Math/MathML" display="block">
  <semantics>
    <mrow>
      <mi>O</mi>
      <mrow>
        <mo fence="true" stretchy="false">(</mo>
        <mrow>
          <mrow>
            <mi>n</mi>
            <mo stretchy="false">∗</mo>
            <mi>m</mi>
          </mrow>
        </mrow>
        <mo fence="true" stretchy="false">)</mo>
      </mrow>
    </mrow>
    <annotation encoding="StarMath 5.0">O( n*m)</annotation>
  </semantics>
</math>
</file>

<file path=Object 3/content.xml><?xml version="1.0" encoding="utf-8"?>
<math xmlns="http://www.w3.org/1998/Math/MathML" display="block">
  <semantics>
    <mrow>
      <mrow>
        <msub>
          <mi>δ</mi>
          <mi>κ</mi>
        </msub>
        <mo stretchy="false">=</mo>
        <mi>d</mi>
      </mrow>
      <mrow>
        <mo fence="true" stretchy="false">(</mo>
        <mrow>
          <mrow>
            <msub>
              <mi>u</mi>
              <mn>1</mn>
            </msub>
            <mi>,</mi>
            <msub>
              <mi>u</mi>
              <mi>k</mi>
            </msub>
          </mrow>
        </mrow>
        <mo fence="true" stretchy="false">)</mo>
      </mrow>
      <mi>,</mi>
      <mo stretchy="false">∀</mo>
      <mrow>
        <msub>
          <mi>u</mi>
          <mi>k</mi>
        </msub>
        <mo stretchy="false">∈</mo>
        <mi>V</mi>
      </mrow>
    </mrow>
    <annotation encoding="StarMath 5.0">δ_κ = d( u_1,u_k),  forall u_k in V</annotation>
  </semantics>
</math>
</file>

<file path=Object 30/content.xml><?xml version="1.0" encoding="utf-8"?>
<math xmlns="http://www.w3.org/1998/Math/MathML" display="block">
  <semantics>
    <mrow>
      <mrow>
        <msub>
          <mi>x</mi>
          <mi>i</mi>
        </msub>
        <mo stretchy="false">=</mo>
        <mi>d</mi>
      </mrow>
      <mrow>
        <mo fence="true" stretchy="false">(</mo>
        <mrow>
          <mrow>
            <mi>s</mi>
            <mi>,</mi>
            <msub>
              <mi>u</mi>
              <mi>i</mi>
            </msub>
          </mrow>
        </mrow>
        <mo fence="true" stretchy="false">)</mo>
      </mrow>
      <mi>,</mi>
      <mi mathvariant="italic">για</mi>
      <mrow>
        <mn>1</mn>
        <mo stretchy="false">≤</mo>
        <mi>i</mi>
        <mo stretchy="false">≤</mo>
        <mi>n</mi>
      </mrow>
    </mrow>
    <annotation encoding="StarMath 5.0">x_i=d( s,u_i ), για 1&lt;=i&lt;=n</annotation>
  </semantics>
</math>
</file>

<file path=Object 31/content.xml><?xml version="1.0" encoding="utf-8"?>
<math xmlns="http://www.w3.org/1998/Math/MathML" display="block">
  <semantics>
    <mrow>
      <mi>G</mi>
      <mrow>
        <mo fence="true" stretchy="false">(</mo>
        <mrow>
          <mrow>
            <mi>V</mi>
            <mi>,</mi>
            <mi>E</mi>
            <mi>,</mi>
            <mi>c</mi>
          </mrow>
        </mrow>
        <mo fence="true" stretchy="false">)</mo>
      </mrow>
    </mrow>
    <annotation encoding="StarMath 5.0">G( V,E,c )</annotation>
  </semantics>
</math>
</file>

<file path=Object 32/content.xml><?xml version="1.0" encoding="utf-8"?>
<math xmlns="http://www.w3.org/1998/Math/MathML" display="block">
  <semantics>
    <mrow>
      <mi>f</mi>
      <mo stretchy="false">=</mo>
      <msub>
        <mi>f</mi>
        <mi mathvariant="italic">max</mi>
      </msub>
    </mrow>
    <annotation encoding="StarMath 5.0">f=f_max</annotation>
  </semantics>
</math>
</file>

<file path=Object 33/content.xml><?xml version="1.0" encoding="utf-8"?>
<math xmlns="http://www.w3.org/1998/Math/MathML" display="block">
  <semantics>
    <mrow>
      <mrow>
        <msub>
          <mi>f</mi>
          <mi>e</mi>
        </msub>
        <mo stretchy="false">≤</mo>
        <mi>c</mi>
      </mrow>
      <msub>
        <mi>'</mi>
        <mi>e</mi>
      </msub>
    </mrow>
    <annotation encoding="StarMath 5.0">f_e&lt;=c'_e</annotation>
  </semantics>
</math>
</file>

<file path=Object 34/content.xml><?xml version="1.0" encoding="utf-8"?>
<math xmlns="http://www.w3.org/1998/Math/MathML" display="block">
  <semantics>
    <mrow>
      <mrow>
        <msub>
          <mi>f</mi>
          <mi>e</mi>
        </msub>
        <mo stretchy="false">&gt;</mo>
        <mi>c</mi>
      </mrow>
      <msub>
        <mi>'</mi>
        <mi>e</mi>
      </msub>
    </mrow>
    <annotation encoding="StarMath 5.0">f_e&gt;c'_e</annotation>
  </semantics>
</math>
</file>

<file path=Object 35/content.xml><?xml version="1.0" encoding="utf-8"?>
<math xmlns="http://www.w3.org/1998/Math/MathML" display="block">
  <semantics>
    <mrow>
      <mi>f</mi>
      <mrow>
        <msub>
          <mi>'</mi>
          <mi>e</mi>
        </msub>
        <mo stretchy="false">=</mo>
        <mi>c</mi>
      </mrow>
      <msub>
        <mi>'</mi>
        <mi>e</mi>
      </msub>
    </mrow>
    <annotation encoding="StarMath 5.0">f'_e=c'_e</annotation>
  </semantics>
</math>
</file>

<file path=Object 36/content.xml><?xml version="1.0" encoding="utf-8"?>
<math xmlns="http://www.w3.org/1998/Math/MathML" display="block">
  <semantics>
    <mrow>
      <mi>e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 e=(x,y)</annotation>
  </semantics>
</math>
</file>

<file path=Object 37/content.xml><?xml version="1.0" encoding="utf-8"?>
<math xmlns="http://www.w3.org/1998/Math/MathML" display="block">
  <semantics>
    <mrow>
      <mi>k</mi>
      <mrow>
        <mi>'</mi>
        <mo stretchy="false">=</mo>
        <mrow>
          <msub>
            <mi>f</mi>
            <mi>e</mi>
          </msub>
          <mo stretchy="false">−</mo>
          <mi>c</mi>
        </mrow>
      </mrow>
      <msub>
        <mi>'</mi>
        <mi>e</mi>
      </msub>
      <mi>,</mi>
      <mi>k</mi>
      <mrow>
        <mi>'</mi>
        <mo stretchy="false">≤</mo>
        <mi>k</mi>
      </mrow>
    </mrow>
    <annotation encoding="StarMath 5.0">k'=f_e-c'_e, k'&lt;=k</annotation>
  </semantics>
</math>
</file>

<file path=Object 38/content.xml><?xml version="1.0" encoding="utf-8"?>
<math xmlns="http://www.w3.org/1998/Math/MathML" display="block">
  <semantics>
    <mrow>
      <mi>O</mi>
      <mrow>
        <mo fence="true" stretchy="false">(</mo>
        <mrow>
          <mrow>
            <mi>k</mi>
            <mo stretchy="false">∗</mo>
            <mrow>
              <mo fence="true" stretchy="false">(</mo>
              <mrow>
                <mrow>
                  <mrow>
                    <mo fence="true" stretchy="true">|</mo>
                    <mrow>
                      <mi>V</mi>
                    </mrow>
                    <mo fence="true" stretchy="true">|</mo>
                  </mrow>
                  <mo stretchy="false">+</mo>
                  <mrow>
                    <mo fence="true" stretchy="true">|</mo>
                    <mrow>
                      <mi>E</mi>
                    </mrow>
                    <mo fence="true" stretchy="true">|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O( k*( abs{V} +abs{E} ) )</annotation>
  </semantics>
</math>
</file>

<file path=Object 39/content.xml><?xml version="1.0" encoding="utf-8"?>
<math xmlns="http://www.w3.org/1998/Math/MathML" display="block">
  <semantics>
    <mrow>
      <msub>
        <mi>c</mi>
        <mi>e</mi>
      </msub>
      <mo stretchy="false">≥</mo>
      <msub>
        <mi>h</mi>
        <mi>e</mi>
      </msub>
      <mo stretchy="false">≥</mo>
      <msub>
        <mi>l</mi>
        <mi>e</mi>
      </msub>
    </mrow>
    <annotation encoding="StarMath 5.0">c_e&gt;=h_e&gt;=l_e</annotation>
  </semantics>
</math>
</file>

<file path=Object 4/content.xml><?xml version="1.0" encoding="utf-8"?>
<math xmlns="http://www.w3.org/1998/Math/MathML" display="block">
  <semantics>
    <mrow>
      <mrow>
        <msub>
          <mi>δ</mi>
          <mi>j</mi>
        </msub>
        <mo stretchy="false">&gt;</mo>
        <mrow>
          <msub>
            <mi>δ</mi>
            <mi>i</mi>
          </msub>
          <mo stretchy="false">+</mo>
          <mi>w</mi>
        </mrow>
      </mrow>
      <mrow>
        <mo fence="true" stretchy="false">(</mo>
        <mrow>
          <mrow>
            <msub>
              <mi>u</mi>
              <mi>i</mi>
            </msub>
            <mi>,</mi>
            <msub>
              <mi>u</mi>
              <mi>j</mi>
            </msub>
          </mrow>
        </mrow>
        <mo fence="true" stretchy="false">)</mo>
      </mrow>
    </mrow>
    <annotation encoding="StarMath 5.0">δ_j &gt; δ_i + w( u_i,u_j )</annotation>
  </semantics>
</math>
</file>

<file path=Object 40/content.xml><?xml version="1.0" encoding="utf-8"?>
<math xmlns="http://www.w3.org/1998/Math/MathML" display="block">
  <semantics>
    <mrow>
      <mi>c</mi>
      <mrow>
        <msub>
          <mi>'</mi>
          <mi>e</mi>
        </msub>
        <mo stretchy="false">=</mo>
        <mrow>
          <msub>
            <mi>f</mi>
            <mi>e</mi>
          </msub>
          <mo stretchy="false">−</mo>
          <msub>
            <mi>l</mi>
            <mi>e</mi>
          </msub>
        </mrow>
      </mrow>
    </mrow>
    <annotation encoding="StarMath 5.0">c'_e=f_e-l_e</annotation>
  </semantics>
</math>
</file>

<file path=Object 41/content.xml><?xml version="1.0" encoding="utf-8"?>
<math xmlns="http://www.w3.org/1998/Math/MathML" display="block">
  <semantics>
    <mrow>
      <mi>h</mi>
      <mo stretchy="false">=</mo>
      <mrow>
        <mi>f</mi>
        <mo stretchy="false">−</mo>
        <mi>m</mi>
      </mrow>
    </mrow>
    <annotation encoding="StarMath 5.0">h=f-m</annotation>
  </semantics>
</math>
</file>

<file path=Object 42/content.xml><?xml version="1.0" encoding="utf-8"?>
<math xmlns="http://www.w3.org/1998/Math/MathML" display="block">
  <semantics>
    <mrow>
      <mrow>
        <msub>
          <mi>h</mi>
          <mi>e</mi>
        </msub>
        <mo stretchy="false">=</mo>
        <mrow>
          <msub>
            <mi>f</mi>
            <mi>e</mi>
          </msub>
          <mo stretchy="false">−</mo>
          <msub>
            <mi>m</mi>
            <mi>e</mi>
          </msub>
        </mrow>
        <mo stretchy="false">≤</mo>
        <msub>
          <mi>f</mi>
          <mi>e</mi>
        </msub>
        <mo stretchy="false">≤</mo>
        <msub>
          <mi>c</mi>
          <mi>e</mi>
        </msub>
      </mrow>
      <mo stretchy="false">⇔</mo>
      <mrow>
        <msub>
          <mi>h</mi>
          <mi>e</mi>
        </msub>
        <mo stretchy="false">≤</mo>
        <msub>
          <mi>c</mi>
          <mi>e</mi>
        </msub>
      </mrow>
    </mrow>
    <annotation encoding="StarMath 5.0">h_e=f_e-m_e&lt;=f_e&lt;=c_e  dlrarrow h_e&lt;=c_e</annotation>
  </semantics>
</math>
</file>

<file path=Object 43/content.xml><?xml version="1.0" encoding="utf-8"?>
<math xmlns="http://www.w3.org/1998/Math/MathML" display="block">
  <semantics>
    <mrow>
      <mrow>
        <msub>
          <mi>h</mi>
          <mi>e</mi>
        </msub>
        <mo stretchy="false">=</mo>
        <mrow>
          <msub>
            <mi>f</mi>
            <mi>e</mi>
          </msub>
          <mo stretchy="false">−</mo>
          <msub>
            <mi>m</mi>
            <mi>e</mi>
          </msub>
        </mrow>
        <mo stretchy="false">≥</mo>
        <mrow>
          <msub>
            <mi>f</mi>
            <mi>e</mi>
          </msub>
          <mo stretchy="false">−</mo>
          <mi>c</mi>
        </mrow>
      </mrow>
      <mrow>
        <msub>
          <mi>'</mi>
          <mi>e</mi>
        </msub>
        <mo stretchy="false">≥</mo>
        <mrow>
          <msub>
            <mi>f</mi>
            <mi>e</mi>
          </msub>
          <mo stretchy="false">−</mo>
          <msub>
            <mi>f</mi>
            <mi>e</mi>
          </msub>
          <mo stretchy="false">+</mo>
          <msub>
            <mi>l</mi>
            <mi>e</mi>
          </msub>
        </mrow>
        <mo stretchy="false">≥</mo>
        <msub>
          <mi>l</mi>
          <mi>e</mi>
        </msub>
      </mrow>
      <mo stretchy="false">⇔</mo>
      <mrow>
        <msub>
          <mi>h</mi>
          <mi>e</mi>
        </msub>
        <mo stretchy="false">≥</mo>
        <msub>
          <mi>l</mi>
          <mi>e</mi>
        </msub>
      </mrow>
    </mrow>
    <annotation encoding="StarMath 5.0">h_e=f_e-m_e&gt;=f_e-c'_e&gt;=f_e-f_e+l_e&gt;= l_e  dlrarrow h_e&gt;=l_e</annotation>
  </semantics>
</math>
</file>

<file path=Object 44/content.xml><?xml version="1.0" encoding="utf-8"?>
<math xmlns="http://www.w3.org/1998/Math/MathML" display="block">
  <semantics>
    <mrow>
      <mi>Α</mi>
      <mo stretchy="false">=</mo>
      <mrow>
        <mo stretchy="false">{</mo>
        <msub>
          <mi>w</mi>
          <mn>1</mn>
        </msub>
        <mi>,</mi>
        <msub>
          <mi>w</mi>
          <mrow>
            <mn>2,.</mn>
            <mn>..</mn>
          </mrow>
        </msub>
        <mi>,</mi>
        <msub>
          <mi>w</mi>
          <mi>n</mi>
        </msub>
        <mo stretchy="false">}</mo>
      </mrow>
    </mrow>
    <annotation encoding="StarMath 5.0">Α={ \{w_1,w_2,...,w_n \}}</annotation>
  </semantics>
</math>
</file>

<file path=Object 45/content.xml><?xml version="1.0" encoding="utf-8"?>
<math xmlns="http://www.w3.org/1998/Math/MathML" display="block">
  <semantics>
    <mrow>
      <mi>w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i>i</mi>
              <mo stretchy="false">∈</mo>
              <mi>A</mi>
            </mrow>
          </munder>
          <msub>
            <mi>w</mi>
            <mi>i</mi>
          </msub>
        </mrow>
      </mrow>
    </mrow>
    <annotation encoding="StarMath 5.0">w( A )= sum from{i in A} w_i</annotation>
  </semantics>
</math>
</file>

<file path=Object 46/content.xml><?xml version="1.0" encoding="utf-8"?>
<math xmlns="http://www.w3.org/1998/Math/MathML" display="block">
  <semantics>
    <mrow>
      <mi>w</mi>
      <mrow>
        <mrow>
          <mo fence="true" stretchy="false">(</mo>
          <mrow>
            <msub>
              <mi>A</mi>
              <mn>1</mn>
            </msub>
          </mrow>
          <mo fence="true" stretchy="false">)</mo>
        </mrow>
        <mo stretchy="false">=</mo>
        <mi>w</mi>
      </mrow>
      <mrow>
        <mrow>
          <mo fence="true" stretchy="false">(</mo>
          <mrow>
            <msub>
              <mi>A</mi>
              <mn>2</mn>
            </msub>
          </mrow>
          <mo fence="true" stretchy="false">)</mo>
        </mrow>
        <mo stretchy="false">=</mo>
        <mi>w</mi>
      </mrow>
      <mrow>
        <mo fence="true" stretchy="false">(</mo>
        <mrow>
          <msub>
            <mi>A</mi>
            <mn>3</mn>
          </msub>
        </mrow>
        <mo fence="true" stretchy="false">)</mo>
      </mrow>
    </mrow>
    <annotation encoding="StarMath 5.0">w( A_1 )=w(A_2 )=w( A_3 )</annotation>
  </semantics>
</math>
</file>

<file path=Object 47/content.xml><?xml version="1.0" encoding="utf-8"?>
<math xmlns="http://www.w3.org/1998/Math/MathML" display="block">
  <semantics>
    <mrow>
      <mi>w</mi>
      <mrow>
        <mrow>
          <mo fence="true" stretchy="false">(</mo>
          <mrow>
            <mi>A</mi>
          </mrow>
          <mo fence="true" stretchy="false">)</mo>
        </mrow>
        <mo stretchy="false">/</mo>
        <mn>3</mn>
      </mrow>
    </mrow>
    <annotation encoding="StarMath 5.0">w( A )/3</annotation>
  </semantics>
</math>
</file>

<file path=Object 48/content.xml><?xml version="1.0" encoding="utf-8"?>
<math xmlns="http://www.w3.org/1998/Math/MathML" display="block">
  <semantics>
    <mrow>
      <mi>Α</mi>
      <mrow>
        <mi>'</mi>
        <mo stretchy="false">=</mo>
        <mrow>
          <mo stretchy="false">{</mo>
          <msub>
            <mi>w</mi>
            <mn>1</mn>
          </msub>
          <mi>,</mi>
          <msub>
            <mi>w</mi>
            <mrow>
              <mn>2,.</mn>
              <mn>..</mn>
            </mrow>
          </msub>
          <mi>,</mi>
          <msub>
            <mi>w</mi>
            <mi>n</mi>
          </msub>
          <mi>,</mi>
          <mi>w</mi>
          <mrow>
            <mi>'</mi>
            <mo stretchy="false">=</mo>
            <mfrac>
              <mrow>
                <msub>
                  <mi>w</mi>
                  <mn>1</mn>
                </msub>
                <mi>,</mi>
                <msub>
                  <mi>w</mi>
                  <mrow>
                    <mn>2,.</mn>
                    <mn>..</mn>
                  </mrow>
                </msub>
                <mi>,</mi>
                <msub>
                  <mi>w</mi>
                  <mi>n</mi>
                </msub>
              </mrow>
              <mn>2</mn>
            </mfrac>
          </mrow>
          <mo stretchy="false">}</mo>
        </mrow>
      </mrow>
    </mrow>
    <annotation encoding="StarMath 5.0">Α'={ \{w_1,w_2,...,w_n, w'={w_1,w_2,...,w_n} over 2  \}}</annotation>
  </semantics>
</math>
</file>

<file path=Object 49/content.xml><?xml version="1.0" encoding="utf-8"?>
<math xmlns="http://www.w3.org/1998/Math/MathML" display="block">
  <semantics>
    <mrow>
      <mi>w</mi>
      <mrow>
        <mrow>
          <mo fence="true" stretchy="false">(</mo>
          <mrow>
            <mi>A</mi>
          </mrow>
          <mo fence="true" stretchy="false">)</mo>
        </mrow>
        <mo stretchy="false">/</mo>
        <mn>2</mn>
      </mrow>
    </mrow>
    <annotation encoding="StarMath 5.0">w( A )/2</annotation>
  </semantics>
</math>
</file>

<file path=Object 5/content.xml><?xml version="1.0" encoding="utf-8"?>
<math xmlns="http://www.w3.org/1998/Math/MathML" display="block">
  <semantics>
    <mrow>
      <mrow>
        <msub>
          <mi>δ</mi>
          <mi>j</mi>
        </msub>
        <mo stretchy="false">=</mo>
        <mrow>
          <msub>
            <mi>δ</mi>
            <mi>i</mi>
          </msub>
          <mo stretchy="false">+</mo>
          <mi>w</mi>
        </mrow>
      </mrow>
      <mrow>
        <mo fence="true" stretchy="false">(</mo>
        <mrow>
          <mrow>
            <msub>
              <mi>u</mi>
              <mi>i</mi>
            </msub>
            <mi>,</mi>
            <msub>
              <mi>u</mi>
              <mi>j</mi>
            </msub>
          </mrow>
        </mrow>
        <mo fence="true" stretchy="false">)</mo>
      </mrow>
    </mrow>
    <annotation encoding="StarMath 5.0">δ_j = δ_i + w( u_i,u_j )</annotation>
  </semantics>
</math>
</file>

<file path=Object 50/content.xml><?xml version="1.0" encoding="utf-8"?>
<math xmlns="http://www.w3.org/1998/Math/MathML" display="block">
  <semantics>
    <mrow>
      <mrow>
        <mi>φ</mi>
        <mo stretchy="false">=</mo>
        <msubsup>
          <mi>Λ</mi>
          <mrow>
            <mi>j</mi>
            <mo stretchy="false">=</mo>
            <mn>1</mn>
          </mrow>
          <mi>m</mi>
        </msubsup>
      </mrow>
      <mrow>
        <mo fence="true" stretchy="false">(</mo>
        <mrow>
          <mrow>
            <msub>
              <mi>l</mi>
              <mrow>
                <mi>j</mi>
                <mn>1</mn>
              </mrow>
            </msub>
            <mo stretchy="false">∨</mo>
            <msub>
              <mi>l</mi>
              <mrow>
                <mi>j</mi>
                <mn>2</mn>
              </mrow>
            </msub>
            <mo stretchy="false">∨</mo>
            <msub>
              <mi>l</mi>
              <mrow>
                <mi>j</mi>
                <mn>3</mn>
              </mrow>
            </msub>
            <mo stretchy="false">∨</mo>
            <msub>
              <mi>l</mi>
              <mrow>
                <mi>j</mi>
                <mn>4</mn>
              </mrow>
            </msub>
          </mrow>
        </mrow>
        <mo fence="true" stretchy="false">)</mo>
      </mrow>
    </mrow>
    <annotation encoding="StarMath 5.0">φ = Λ_{j=1}^m ( l_j1  or l_j2 or l_j3 or l_j4 )</annotation>
  </semantics>
</math>
</file>

<file path=Object 51/content.xml><?xml version="1.0" encoding="utf-8"?>
<math xmlns="http://www.w3.org/1998/Math/MathML" display="block">
  <semantics>
    <mrow>
      <mo fence="true" stretchy="false">(</mo>
      <mrow>
        <mrow>
          <msub>
            <mi>l</mi>
            <mrow>
              <mi>j</mi>
              <mn>1</mn>
            </mrow>
          </msub>
          <mo stretchy="false">∨</mo>
          <msub>
            <mi>l</mi>
            <mrow>
              <mi>j</mi>
              <mn>2</mn>
            </mrow>
          </msub>
          <mo stretchy="false">∨</mo>
          <msub>
            <mi>l</mi>
            <mrow>
              <mi>j</mi>
              <mn>3</mn>
            </mrow>
          </msub>
          <mo stretchy="false">∨</mo>
          <msub>
            <mi>l</mi>
            <mrow>
              <mi>j</mi>
              <mn>4</mn>
            </mrow>
          </msub>
        </mrow>
      </mrow>
      <mo fence="true" stretchy="false">)</mo>
    </mrow>
    <annotation encoding="StarMath 5.0">( l_j1  or l_j2 or l_j3 or l_j4 )</annotation>
  </semantics>
</math>
</file>

<file path=Object 52/content.xml><?xml version="1.0" encoding="utf-8"?>
<math xmlns="http://www.w3.org/1998/Math/MathML" display="block">
  <semantics>
    <mrow>
      <mrow>
        <mi>φ</mi>
        <mo stretchy="false">=</mo>
        <msubsup>
          <mi>Λ</mi>
          <mrow>
            <mi>j</mi>
            <mo stretchy="false">=</mo>
            <mn>1</mn>
          </mrow>
          <mi>m</mi>
        </msubsup>
      </mrow>
      <mrow>
        <mo fence="true" stretchy="false">(</mo>
        <mrow>
          <mrow>
            <msub>
              <mi>l</mi>
              <mrow>
                <mi>j</mi>
                <mn>1</mn>
              </mrow>
            </msub>
            <mo stretchy="false">∨</mo>
            <msub>
              <mi>l</mi>
              <mrow>
                <mi>j</mi>
                <mn>2</mn>
              </mrow>
            </msub>
            <mo stretchy="false">∨</mo>
            <msub>
              <mi>l</mi>
              <mrow>
                <mi>j</mi>
                <mn>3</mn>
              </mrow>
            </msub>
          </mrow>
        </mrow>
        <mo fence="true" stretchy="false">)</mo>
      </mrow>
    </mrow>
    <annotation encoding="StarMath 5.0">φ = Λ_{j=1}^m ( l_j1  or l_j2 or l_j3)</annotation>
  </semantics>
</math>
</file>

<file path=Object 53/content.xml><?xml version="1.0" encoding="utf-8"?>
<math xmlns="http://www.w3.org/1998/Math/MathML" display="block">
  <semantics>
    <mrow>
      <mi>φ</mi>
      <mrow>
        <mi>'</mi>
        <mo stretchy="false">=</mo>
        <msubsup>
          <mi>Λ</mi>
          <mrow>
            <mi>j</mi>
            <mo stretchy="false">=</mo>
            <mn>1</mn>
          </mrow>
          <mi>m</mi>
        </msubsup>
      </mrow>
      <mrow>
        <mo fence="true" stretchy="false">(</mo>
        <mrow>
          <mrow>
            <msub>
              <mi>l</mi>
              <mrow>
                <mi>j</mi>
                <mn>1</mn>
              </mrow>
            </msub>
            <mo stretchy="false">∨</mo>
            <msub>
              <mi>l</mi>
              <mrow>
                <mi>j</mi>
                <mn>2</mn>
              </mrow>
            </msub>
            <mo stretchy="false">∨</mo>
            <msub>
              <mi>l</mi>
              <mrow>
                <mi>j</mi>
                <mn>3</mn>
              </mrow>
            </msub>
            <mo stretchy="false">∨</mo>
            <mi>h</mi>
          </mrow>
        </mrow>
        <mo fence="true" stretchy="false">)</mo>
      </mrow>
    </mrow>
    <annotation encoding="StarMath 5.0">φ' = Λ_{j=1}^m ( l_j1  or l_j2 or l_j3 or h )</annotation>
  </semantics>
</math>
</file>

<file path=Object 54/content.xml><?xml version="1.0" encoding="utf-8"?>
<math xmlns="http://www.w3.org/1998/Math/MathML" display="block">
  <semantics>
    <mrow>
      <mrow>
        <mi>S</mi>
        <mo stretchy="false">=</mo>
        <mo stretchy="false">{</mo>
      </mrow>
      <msub>
        <mi>S</mi>
        <mrow>
          <mn>1,.</mn>
          <mn>..</mn>
        </mrow>
      </msub>
      <mi>,</mi>
      <msub>
        <mi>S</mi>
        <mi>m</mi>
      </msub>
      <mo stretchy="false">}</mo>
    </mrow>
    <annotation encoding="StarMath 5.0">S= \{S_1,...,S_m\ }</annotation>
  </semantics>
</math>
</file>

<file path=Object 55/content.xml><?xml version="1.0" encoding="utf-8"?>
<math xmlns="http://www.w3.org/1998/Math/MathML" display="block">
  <semantics>
    <mrow>
      <mi>k</mi>
      <mi>,</mi>
      <mrow>
        <mn>2</mn>
        <mo stretchy="false">≤</mo>
        <mi>k</mi>
        <mo stretchy="false">≤</mo>
        <mi>m</mi>
      </mrow>
    </mrow>
    <annotation encoding="StarMath 5.0">k,2&lt;=k&lt;=m</annotation>
  </semantics>
</math>
</file>

<file path=Object 56/content.xml><?xml version="1.0" encoding="utf-8"?>
<math xmlns="http://www.w3.org/1998/Math/MathML" display="block">
  <semantics>
    <mrow>
      <mi>G</mi>
      <mrow>
        <mo fence="true" stretchy="false">(</mo>
        <mrow>
          <mrow>
            <mi>V</mi>
            <mi>,</mi>
            <mi>E</mi>
          </mrow>
        </mrow>
        <mo fence="true" stretchy="false">)</mo>
      </mrow>
    </mrow>
    <annotation encoding="StarMath 5.0">G(V,E )</annotation>
  </semantics>
</math>
</file>

<file path=Object 57/content.xml><?xml version="1.0" encoding="utf-8"?>
<math xmlns="http://www.w3.org/1998/Math/MathML" display="block">
  <semantics>
    <mrow>
      <mi>G</mi>
      <mrow>
        <mo fence="true" stretchy="false">(</mo>
        <mrow>
          <mrow>
            <mi>V</mi>
            <mi>,</mi>
            <mi>E</mi>
          </mrow>
        </mrow>
        <mo fence="true" stretchy="false">)</mo>
      </mrow>
    </mrow>
    <annotation encoding="StarMath 5.0">G( V,E )</annotation>
  </semantics>
</math>
</file>

<file path=Object 58/content.xml><?xml version="1.0" encoding="utf-8"?>
<math xmlns="http://www.w3.org/1998/Math/MathML" display="block">
  <semantics>
    <mrow>
      <mrow>
        <mo fence="true" stretchy="true">|</mo>
        <mrow>
          <mi>V</mi>
        </mrow>
        <mo fence="true" stretchy="true">|</mo>
      </mrow>
      <mo stretchy="false">/</mo>
      <mn>4</mn>
    </mrow>
    <annotation encoding="StarMath 5.0">abs{ V }/4</annotation>
  </semantics>
</math>
</file>

<file path=Object 59/content.xml><?xml version="1.0" encoding="utf-8"?>
<math xmlns="http://www.w3.org/1998/Math/MathML" display="block">
  <semantics>
    <mrow>
      <mi>G</mi>
      <mi>΄</mi>
      <mrow>
        <mo fence="true" stretchy="false">(</mo>
        <mrow>
          <mrow>
            <mi>V</mi>
            <mi>΄</mi>
            <mi>,</mi>
            <mi>Ε</mi>
            <mi>΄</mi>
          </mrow>
        </mrow>
        <mo fence="true" stretchy="false">)</mo>
      </mrow>
    </mrow>
    <annotation encoding="StarMath 5.0">G΄(V΄,Ε΄)</annotation>
  </semantics>
</math>
</file>

<file path=Object 6/content.xml><?xml version="1.0" encoding="utf-8"?>
<math xmlns="http://www.w3.org/1998/Math/MathML" display="block">
  <semantics>
    <mrow>
      <mi mathvariant="italic">parent</mi>
      <mrow>
        <mrow>
          <mo fence="true" stretchy="false">[</mo>
          <mrow>
            <mi>j</mi>
          </mrow>
          <mo fence="true" stretchy="false">]</mo>
        </mrow>
        <mo stretchy="false">=</mo>
        <mi>i</mi>
      </mrow>
    </mrow>
    <annotation encoding="StarMath 5.0">parent[j] = i</annotation>
  </semantics>
</math>
</file>

<file path=Object 60/content.xml><?xml version="1.0" encoding="utf-8"?>
<math xmlns="http://www.w3.org/1998/Math/MathML" display="block">
  <semantics>
    <mrow>
      <mrow>
        <mo fence="true" stretchy="true">|</mo>
        <mrow>
          <mrow>
            <mi>V</mi>
            <mi>'</mi>
          </mrow>
        </mrow>
        <mo fence="true" stretchy="true">|</mo>
      </mrow>
      <mo stretchy="false">=</mo>
      <mrow>
        <mrow>
          <mo fence="true" stretchy="true">|</mo>
          <mrow>
            <mi>V</mi>
          </mrow>
          <mo fence="true" stretchy="true">|</mo>
        </mrow>
        <mo stretchy="false">/</mo>
        <mn>4</mn>
      </mrow>
    </mrow>
    <annotation encoding="StarMath 5.0">abs{V'}=abs{ V }/4</annotation>
  </semantics>
</math>
</file>

<file path=Object 61/content.xml><?xml version="1.0" encoding="utf-8"?>
<math xmlns="http://www.w3.org/1998/Math/MathML" display="block">
  <semantics>
    <mrow>
      <mrow>
        <mo fence="true" stretchy="true">|</mo>
        <mrow>
          <mi>V</mi>
        </mrow>
        <mo fence="true" stretchy="true">|</mo>
      </mrow>
      <mo stretchy="false">/</mo>
      <mn>4</mn>
    </mrow>
    <annotation encoding="StarMath 5.0">abs{ V }/4</annotation>
  </semantics>
</math>
</file>

<file path=Object 62/content.xml><?xml version="1.0" encoding="utf-8"?>
<math xmlns="http://www.w3.org/1998/Math/MathML" display="block">
  <semantics>
    <mrow>
      <mrow>
        <mo fence="true" stretchy="false">(</mo>
        <mrow>
          <mrow>
            <mn>3</mn>
            <mo stretchy="false">∗</mo>
            <mrow>
              <mo fence="true" stretchy="true">|</mo>
              <mrow>
                <mi>V</mi>
              </mrow>
              <mo fence="true" stretchy="true">|</mo>
            </mrow>
          </mrow>
        </mrow>
        <mo fence="true" stretchy="false">)</mo>
      </mrow>
      <mo stretchy="false">/</mo>
      <mn>4</mn>
    </mrow>
    <annotation encoding="StarMath 5.0">(3*abs{ V })/4</annotation>
  </semantics>
</math>
</file>

<file path=Object 63/content.xml><?xml version="1.0" encoding="utf-8"?>
<math xmlns="http://www.w3.org/1998/Math/MathML" display="block">
  <semantics>
    <mrow>
      <mrow>
        <mo fence="true" stretchy="true">|</mo>
        <mrow>
          <mi>V</mi>
        </mrow>
        <mo fence="true" stretchy="true">|</mo>
      </mrow>
      <mo stretchy="false">/</mo>
      <mn>4</mn>
    </mrow>
    <annotation encoding="StarMath 5.0">abs{ V }/4</annotation>
  </semantics>
</math>
</file>

<file path=Object 64/content.xml><?xml version="1.0" encoding="utf-8"?>
<math xmlns="http://www.w3.org/1998/Math/MathML" display="block">
  <semantics>
    <mrow>
      <mrow>
        <mo fence="true" stretchy="true">|</mo>
        <mrow>
          <mi>V</mi>
        </mrow>
        <mo fence="true" stretchy="true">|</mo>
      </mrow>
      <mo stretchy="false">/</mo>
      <mn>4</mn>
    </mrow>
    <annotation encoding="StarMath 5.0">abs{ V }/4</annotation>
  </semantics>
</math>
</file>

<file path=Object 65/content.xml><?xml version="1.0" encoding="utf-8"?>
<math xmlns="http://www.w3.org/1998/Math/MathML" display="block">
  <semantics>
    <mrow>
      <mrow>
        <msub>
          <mi>x</mi>
          <mi>i</mi>
        </msub>
        <mo stretchy="false">−</mo>
        <msub>
          <mi>x</mi>
          <mi>j</mi>
        </msub>
      </mrow>
      <mo stretchy="false">≤</mo>
      <msub>
        <mi>b</mi>
        <mi mathvariant="italic">ij</mi>
      </msub>
    </mrow>
    <annotation encoding="StarMath 5.0">x_i-x_j&lt;= b_ij</annotation>
  </semantics>
</math>
</file>

<file path=Object 7/content.xml><?xml version="1.0" encoding="utf-8"?>
<math xmlns="http://www.w3.org/1998/Math/MathML" display="block">
  <semantics>
    <mrow>
      <mrow>
        <msub>
          <mi>δ</mi>
          <mi>j</mi>
        </msub>
        <mo stretchy="false">&lt;</mo>
        <mrow>
          <msub>
            <mi>δ</mi>
            <mi>i</mi>
          </msub>
          <mo stretchy="false">+</mo>
          <mi>w</mi>
        </mrow>
      </mrow>
      <mrow>
        <mo fence="true" stretchy="false">(</mo>
        <mrow>
          <mrow>
            <msub>
              <mi>u</mi>
              <mi>i</mi>
            </msub>
            <mi>,</mi>
            <msub>
              <mi>u</mi>
              <mi>j</mi>
            </msub>
          </mrow>
        </mrow>
        <mo fence="true" stretchy="false">)</mo>
      </mrow>
    </mrow>
    <annotation encoding="StarMath 5.0">δ_j &lt; δ_i + w( u_i,u_j )</annotation>
  </semantics>
</math>
</file>

<file path=Object 8/content.xml><?xml version="1.0" encoding="utf-8"?>
<math xmlns="http://www.w3.org/1998/Math/MathML" display="block">
  <semantics>
    <mrow>
      <mi>e</mi>
      <mo stretchy="false">=</mo>
      <mrow>
        <mo fence="true" stretchy="false">(</mo>
        <mrow>
          <mrow>
            <mi>w</mi>
            <mi>,</mi>
            <mi>y</mi>
          </mrow>
        </mrow>
        <mo fence="true" stretchy="false">)</mo>
      </mrow>
    </mrow>
    <annotation encoding="StarMath 5.0">e = (w,y)</annotation>
  </semantics>
</math>
</file>

<file path=Object 9/content.xml><?xml version="1.0" encoding="utf-8"?>
<math xmlns="http://www.w3.org/1998/Math/MathML" display="block">
  <semantics>
    <mrow>
      <mi>w</mi>
      <mi>'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&lt;</mo>
        <mi>w</mi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 w'(x,y)&lt;w(x,y)</annotation>
  </semantics>
</math>
</file>